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3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56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13" style:family="table-cell" style:parent-style-name="Default" style:data-style-name="N5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_19968__33324__32_2" style:data-style-name="N3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_19968__33324__32_2" style:data-style-name="N3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25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/>
      <style:text-properties style:font-name="微軟正黑體" style:font-name-asian="微軟正黑體" style:font-name-complex="微軟正黑體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middle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8.6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動力漁筏-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5" table:default-cell-style-name="ce2"/>
        <table:table-column table:style-name="co4" table:number-columns-repeated="16367" table:default-cell-style-name="ce2"/>
        <table:table-row table:style-name="ro1">
          <table:table-cell office:value-type="string" table:number-columns-spanned="2" table:number-rows-spanned="1" table:style-name="ce24">
            <text:p>4‧漁船數量</text:p>
          </table:table-cell>
          <table:covered-table-cell/>
          <table:table-cell table:number-columns-repeated="6" table:style-name="ce3"/>
          <table:table-cell table:number-columns-spanned="3" table:number-rows-spanned="1" table:style-name="ce25"/>
          <table:covered-table-cell table:number-columns-repeated="2"/>
          <table:table-cell table:style-name="ce3"/>
          <table:table-cell office:value-type="string" table:style-name="ce12">
            <text:p>4‧FISHING CRAFTS</text:p>
          </table:table-cell>
          <table:table-cell table:number-columns-repeated="4" table:style-name="ce3"/>
          <table:table-cell table:number-columns-repeated="16367"/>
        </table:table-row>
        <table:table-row table:style-name="ro2">
          <table:table-cell table:style-name="ce11"/>
          <table:table-cell office:value-type="string" table:number-columns-spanned="3" table:number-rows-spanned="1" table:style-name="ce26">
            <text:p>(3) 動力漁筏</text:p>
          </table:table-cell>
          <table:covered-table-cell table:number-columns-repeated="2"/>
          <table:table-cell office:value-type="string" table:number-columns-spanned="2" table:number-rows-spanned="1" table:style-name="ce26">
            <text:p>單位：艘</text:p>
          </table:table-cell>
          <table:covered-table-cell/>
          <table:table-cell table:number-columns-repeated="3" table:style-name="ce11"/>
          <table:table-cell office:value-type="string" table:number-columns-spanned="4" table:number-rows-spanned="1" table:style-name="ce26">
            <text:p>(3) Powered Rafts</text:p>
          </table:table-cell>
          <table:covered-table-cell table:number-columns-repeated="3"/>
          <table:table-cell table:number-columns-repeated="2" table:style-name="ce11"/>
          <table:table-cell office:value-type="string" table:number-columns-spanned="2" table:number-rows-spanned="1" table:style-name="ce26">
            <text:p>Unit：Boats</text:p>
          </table:table-cell>
          <table:covered-table-cell/>
          <table:table-cell table:number-columns-repeated="16367"/>
        </table:table-row>
        <table:table-row table:style-name="ro2">
          <table:table-cell table:style-name="ce31"/>
          <table:table-cell table:style-name="ce4"/>
          <table:table-cell office:value-type="string" table:number-columns-spanned="3" table:number-rows-spanned="1" table:style-name="ce18">
            <text:p>總計</text:p>
          </table:table-cell>
          <table:covered-table-cell table:number-columns-repeated="2"/>
          <table:table-cell office:value-type="string" table:number-columns-spanned="3" table:number-rows-spanned="1" table:style-name="ce18">
            <text:p>　巾著網</text:p>
          </table:table-cell>
          <table:covered-table-cell table:number-columns-repeated="2"/>
          <table:table-cell office:value-type="string" table:number-columns-spanned="3" table:number-rows-spanned="1" table:style-name="ce18">
            <text:p>　定置網</text:p>
          </table:table-cell>
          <table:covered-table-cell table:number-columns-repeated="2"/>
          <table:table-cell office:value-type="string" table:number-columns-spanned="3" table:number-rows-spanned="1" table:style-name="ce18">
            <text:p>　火誘網</text:p>
          </table:table-cell>
          <table:covered-table-cell table:number-columns-repeated="2"/>
          <table:table-cell office:value-type="string" table:number-columns-spanned="3" table:number-rows-spanned="1" table:style-name="ce18">
            <text:p>　刺網</text:p>
          </table:table-cell>
          <table:covered-table-cell table:number-columns-repeated="2"/>
          <table:table-cell table:number-columns-repeated="16367"/>
        </table:table-row>
        <table:table-row table:style-name="ro2">
          <table:table-cell table:style-name="ce32"/>
          <table:table-cell table:style-name="ce6"/>
          <table:table-cell office:value-type="string" table:number-columns-spanned="3" table:number-rows-spanned="1" table:style-name="ce21">
            <text:p>Total</text:p>
          </table:table-cell>
          <table:covered-table-cell table:number-columns-repeated="2"/>
          <table:table-cell office:value-type="string" table:number-columns-spanned="3" table:number-rows-spanned="1" table:style-name="ce21">
            <text:p>Purse Seine</text:p>
          </table:table-cell>
          <table:covered-table-cell table:number-columns-repeated="2"/>
          <table:table-cell office:value-type="string" table:number-columns-spanned="3" table:number-rows-spanned="1" table:style-name="ce21">
            <text:p>Set Net</text:p>
          </table:table-cell>
          <table:covered-table-cell table:number-columns-repeated="2"/>
          <table:table-cell office:value-type="string" table:number-columns-spanned="3" table:number-rows-spanned="1" table:style-name="ce21">
            <text:p>Torch Light Net</text:p>
          </table:table-cell>
          <table:covered-table-cell table:number-columns-repeated="2"/>
          <table:table-cell office:value-type="string" table:number-columns-spanned="3" table:number-rows-spanned="1" table:style-name="ce21">
            <text:p>Gill Net</text:p>
          </table:table-cell>
          <table:covered-table-cell table:number-columns-repeated="2"/>
          <table:table-cell table:number-columns-repeated="16367"/>
        </table:table-row>
        <table:table-row table:style-name="ro2">
          <table:table-cell office:value-type="string" table:style-name="ce33">
            <text:p>縣市別</text:p>
          </table:table-cell>
          <table:table-cell office:value-type="string" table:style-name="ce6">
            <text:p>District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table:number-columns-repeated="16367"/>
        </table:table-row>
        <table:table-row table:style-name="ro2">
          <table:table-cell table:style-name="ce34"/>
          <table:table-cell table:style-name="ce8"/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table:number-columns-repeated="16367"/>
        </table:table-row>
        <table:table-row table:style-name="ro2">
          <table:table-cell office:value-type="string" table:style-name="ce35">
            <text:p>總計</text:p>
          </table:table-cell>
          <table:table-cell office:value-type="string" table:style-name="ce4">
            <text:p>GRAND TOTAL</text:p>
          </table:table-cell>
          <table:table-cell office:value-type="float" office:value="9741" table:formula="msoxl:=IF( SUM(C8,C29)=0,&quot;-&quot;,SUM(C8,C29))" table:style-name="ce13">
            <text:p>9,741</text:p>
          </table:table-cell>
          <table:table-cell office:value-type="float" office:value="8" table:formula="msoxl:=IF( SUM(D8,D29)=0,&quot;-&quot;,SUM(D8,D29))" table:style-name="ce13">
            <text:p>8</text:p>
          </table:table-cell>
          <table:table-cell office:value-type="float" office:value="9733" table:formula="msoxl:=IF( SUM(E8,E29)=0,&quot;-&quot;,SUM(E8,E29))" table:style-name="ce13">
            <text:p>9,733</text:p>
          </table:table-cell>
          <table:table-cell office:value-type="float" office:value="3" table:formula="msoxl:=IF( SUM(F8,F29)=0,&quot;-&quot;,SUM(F8,F29))" table:style-name="ce13">
            <text:p>3</text:p>
          </table:table-cell>
          <table:table-cell office:value-type="string" office:string-value="-" table:formula="msoxl:=IF( SUM(G8,G29)=0,&quot;-&quot;,SUM(G8,G29))" table:style-name="ce13">
            <text:p>-</text:p>
          </table:table-cell>
          <table:table-cell office:value-type="float" office:value="3" table:formula="msoxl:=IF( SUM(H8,H29)=0,&quot;-&quot;,SUM(H8,H29))" table:style-name="ce13">
            <text:p>3</text:p>
          </table:table-cell>
          <table:table-cell office:value-type="float" office:value="51" table:formula="msoxl:=IF( SUM(I8,I29)=0,&quot;-&quot;,SUM(I8,I29))" table:style-name="ce13">
            <text:p>51</text:p>
          </table:table-cell>
          <table:table-cell office:value-type="string" office:string-value="-" table:formula="msoxl:=IF( SUM(J8,J29)=0,&quot;-&quot;,SUM(J8,J29))" table:style-name="ce13">
            <text:p>-</text:p>
          </table:table-cell>
          <table:table-cell office:value-type="float" office:value="51" table:formula="msoxl:=IF( SUM(K8,K29)=0,&quot;-&quot;,SUM(K8,K29))" table:style-name="ce13">
            <text:p>51</text:p>
          </table:table-cell>
          <table:table-cell office:value-type="float" office:value="5" table:formula="msoxl:=IF( SUM(L8,L29)=0,&quot;-&quot;,SUM(L8,L29))" table:style-name="ce13">
            <text:p>5</text:p>
          </table:table-cell>
          <table:table-cell office:value-type="string" office:string-value="-" table:formula="msoxl:=IF( SUM(M8,M29)=0,&quot;-&quot;,SUM(M8,M29))" table:style-name="ce13">
            <text:p>-</text:p>
          </table:table-cell>
          <table:table-cell office:value-type="float" office:value="5" table:formula="msoxl:=IF( SUM(N8,N29)=0,&quot;-&quot;,SUM(N8,N29))" table:style-name="ce13">
            <text:p>5</text:p>
          </table:table-cell>
          <table:table-cell office:value-type="float" office:value="7165" table:formula="msoxl:=IF( SUM(O8,O29)=0,&quot;-&quot;,SUM(O8,O29))" table:style-name="ce13">
            <text:p>7,165</text:p>
          </table:table-cell>
          <table:table-cell office:value-type="float" office:value="6" table:formula="msoxl:=IF( SUM(P8,P29)=0,&quot;-&quot;,SUM(P8,P29))" table:style-name="ce13">
            <text:p>6</text:p>
          </table:table-cell>
          <table:table-cell office:value-type="float" office:value="7159" table:formula="msoxl:=IF( SUM(Q8,Q29)=0,&quot;-&quot;,SUM(Q8,Q29))" table:style-name="ce13">
            <text:p>7,159</text:p>
          </table:table-cell>
          <table:table-cell table:number-columns-repeated="16367"/>
        </table:table-row>
        <table:table-row table:style-name="ro2">
          <table:table-cell office:value-type="string" table:style-name="ce36">
            <text:p>臺灣地區</text:p>
          </table:table-cell>
          <table:table-cell office:value-type="string" table:style-name="ce6">
            <text:p>TAIWAN AREA</text:p>
          </table:table-cell>
          <table:table-cell office:value-type="float" office:value="9699" table:formula="msoxl:=IF( SUM(C9:C28)=0,&quot;-&quot;,SUM(C9:C28))" table:style-name="ce9">
            <text:p>9,699</text:p>
          </table:table-cell>
          <table:table-cell office:value-type="float" office:value="8" table:formula="msoxl:=IF( SUM(D9:D28)=0,&quot;-&quot;,SUM(D9:D28))" table:style-name="ce9">
            <text:p>8</text:p>
          </table:table-cell>
          <table:table-cell office:value-type="float" office:value="9691" table:formula="msoxl:=IF( SUM(E9:E28)=0,&quot;-&quot;,SUM(E9:E28))" table:style-name="ce9">
            <text:p>9,691</text:p>
          </table:table-cell>
          <table:table-cell office:value-type="float" office:value="3" table:formula="msoxl:=IF( SUM(F9:F28)=0,&quot;-&quot;,SUM(F9:F28))" table:style-name="ce9">
            <text:p>3</text:p>
          </table:table-cell>
          <table:table-cell office:value-type="string" office:string-value="-" table:formula="msoxl:=IF( SUM(G9:G28)=0,&quot;-&quot;,SUM(G9:G28))" table:style-name="ce9">
            <text:p>-</text:p>
          </table:table-cell>
          <table:table-cell office:value-type="float" office:value="3" table:formula="msoxl:=IF( SUM(H9:H28)=0,&quot;-&quot;,SUM(H9:H28))" table:style-name="ce9">
            <text:p>3</text:p>
          </table:table-cell>
          <table:table-cell office:value-type="float" office:value="51" table:formula="msoxl:=IF( SUM(I9:I28)=0,&quot;-&quot;,SUM(I9:I28))" table:style-name="ce9">
            <text:p>51</text:p>
          </table:table-cell>
          <table:table-cell office:value-type="string" office:string-value="-" table:formula="msoxl:=IF( SUM(J9:J28)=0,&quot;-&quot;,SUM(J9:J28))" table:style-name="ce9">
            <text:p>-</text:p>
          </table:table-cell>
          <table:table-cell office:value-type="float" office:value="51" table:formula="msoxl:=IF( SUM(K9:K28)=0,&quot;-&quot;,SUM(K9:K28))" table:style-name="ce9">
            <text:p>51</text:p>
          </table:table-cell>
          <table:table-cell office:value-type="float" office:value="5" table:formula="msoxl:=IF( SUM(L9:L28)=0,&quot;-&quot;,SUM(L9:L28))" table:style-name="ce9">
            <text:p>5</text:p>
          </table:table-cell>
          <table:table-cell office:value-type="string" office:string-value="-" table:formula="msoxl:=IF( SUM(M9:M28)=0,&quot;-&quot;,SUM(M9:M28))" table:style-name="ce9">
            <text:p>-</text:p>
          </table:table-cell>
          <table:table-cell office:value-type="float" office:value="5" table:formula="msoxl:=IF( SUM(N9:N28)=0,&quot;-&quot;,SUM(N9:N28))" table:style-name="ce9">
            <text:p>5</text:p>
          </table:table-cell>
          <table:table-cell office:value-type="float" office:value="7133" table:formula="msoxl:=IF( SUM(O9:O28)=0,&quot;-&quot;,SUM(O9:O28))" table:style-name="ce9">
            <text:p>7,133</text:p>
          </table:table-cell>
          <table:table-cell office:value-type="float" office:value="6" table:formula="msoxl:=IF( SUM(P9:P28)=0,&quot;-&quot;,SUM(P9:P28))" table:style-name="ce9">
            <text:p>6</text:p>
          </table:table-cell>
          <table:table-cell office:value-type="float" office:value="7127" table:formula="msoxl:=IF( SUM(Q9:Q28)=0,&quot;-&quot;,SUM(Q9:Q28))" table:style-name="ce9">
            <text:p>7,127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新北市</text:p>
          </table:table-cell>
          <table:table-cell office:value-type="string" table:style-name="ce6">
            <text:p>NEW TAIPEI CITY</text:p>
          </table:table-cell>
          <table:table-cell office:value-type="float" office:value="102" table:formula="msoxl:=IF( SUM(D9:E9)=0, &quot;-&quot;, SUM(D9:E9) )" table:style-name="ce9">
            <text:p>102</text:p>
          </table:table-cell>
          <table:table-cell office:value-type="string" office:string-value="-" table:formula="msoxl:=IF(SUM(G9,J9,M9,P9)+SUM('動力漁筏-2'!D9,'動力漁筏-2'!G9,'動力漁筏-2'!J9,'動力漁筏-2'!M9,'動力漁筏-2'!P9)+SUM('動力漁筏-3'!D9,'動力漁筏-3'!G9,'動力漁筏-3'!J9,'動力漁筏-3'!M9,'動力漁筏-3'!P9)=0,&quot;-&quot;,SUM(G9,J9,M9,P9)+SUM('動力漁筏-2'!D9,'動力漁筏-2'!G9,'動力漁筏-2'!J9,'動力漁筏-2'!M9,'動力漁筏-2'!P9)+SUM('動力漁筏-3'!D9,'動力漁筏-3'!G9,'動力漁筏-3'!J9,'動力漁筏-3'!M9,'動力漁筏-3'!P9))" table:style-name="ce9">
            <text:p>-</text:p>
          </table:table-cell>
          <table:table-cell office:value-type="float" office:value="102" table:formula="msoxl:=IF(SUM(H9,K9,N9,Q9)+SUM('動力漁筏-2'!E9,'動力漁筏-2'!H9,'動力漁筏-2'!K9,'動力漁筏-2'!N9,'動力漁筏-2'!Q9)+SUM('動力漁筏-3'!E9,'動力漁筏-3'!H9,'動力漁筏-3'!K9,'動力漁筏-3'!N9,'動力漁筏-3'!Q9)=0,&quot;-&quot;,SUM(H9,K9,N9,Q9)+SUM('動力漁筏-2'!E9,'動力漁筏-2'!H9,'動力漁筏-2'!K9,'動力漁筏-2'!N9,'動力漁筏-2'!Q9)+SUM('動力漁筏-3'!E9,'動力漁筏-3'!H9,'動力漁筏-3'!K9,'動力漁筏-3'!N9,'動力漁筏-3'!Q9))" table:style-name="ce9">
            <text:p>102</text:p>
          </table:table-cell>
          <table:table-cell office:value-type="string" office:string-value="-" table:formula="msoxl:=IF( SUM(G9:H9)=0, &quot;-&quot;, SUM(G9:H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9:K9)=0, &quot;-&quot;, SUM(J9:K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" table:formula="msoxl:=IF( SUM(M9:N9)=0, &quot;-&quot;, SUM(M9:N9) )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" table:style-name="ce9">
            <text:p>4</text:p>
          </table:table-cell>
          <table:table-cell office:value-type="float" office:value="48" table:formula="msoxl:=IF( SUM(P9:Q9)=0, &quot;-&quot;, SUM(P9:Q9) )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48" table:style-name="ce9">
            <text:p>48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臺北市</text:p>
          </table:table-cell>
          <table:table-cell office:value-type="string" table:style-name="ce6">
            <text:p>TAIPEI CITY</text:p>
          </table:table-cell>
          <table:table-cell office:value-type="string" office:string-value="-" table:formula="msoxl:=IF( SUM(D10:E10)=0, &quot;-&quot;, SUM(D10:E10) )" table:style-name="ce9">
            <text:p>-</text:p>
          </table:table-cell>
          <table:table-cell office:value-type="string" office:string-value="-" table:formula="msoxl:=IF(SUM(G10,J10,M10,P10)+SUM('動力漁筏-2'!D10,'動力漁筏-2'!G10,'動力漁筏-2'!J10,'動力漁筏-2'!M10,'動力漁筏-2'!P10)+SUM('動力漁筏-3'!D10,'動力漁筏-3'!G10,'動力漁筏-3'!J10,'動力漁筏-3'!M10,'動力漁筏-3'!P10)=0,&quot;-&quot;,SUM(G10,J10,M10,P10)+SUM('動力漁筏-2'!D10,'動力漁筏-2'!G10,'動力漁筏-2'!J10,'動力漁筏-2'!M10,'動力漁筏-2'!P10)+SUM('動力漁筏-3'!D10,'動力漁筏-3'!G10,'動力漁筏-3'!J10,'動力漁筏-3'!M10,'動力漁筏-3'!P10))" table:style-name="ce9">
            <text:p>-</text:p>
          </table:table-cell>
          <table:table-cell office:value-type="string" office:string-value="-" table:formula="msoxl:=IF(SUM(H10,K10,N10,Q10)+SUM('動力漁筏-2'!E10,'動力漁筏-2'!H10,'動力漁筏-2'!K10,'動力漁筏-2'!N10,'動力漁筏-2'!Q10)+SUM('動力漁筏-3'!E10,'動力漁筏-3'!H10,'動力漁筏-3'!K10,'動力漁筏-3'!N10,'動力漁筏-3'!Q10)=0,&quot;-&quot;,SUM(H10,K10,N10,Q10)+SUM('動力漁筏-2'!E10,'動力漁筏-2'!H10,'動力漁筏-2'!K10,'動力漁筏-2'!N10,'動力漁筏-2'!Q10)+SUM('動力漁筏-3'!E10,'動力漁筏-3'!H10,'動力漁筏-3'!K10,'動力漁筏-3'!N10,'動力漁筏-3'!Q10))" table:style-name="ce9">
            <text:p>-</text:p>
          </table:table-cell>
          <table:table-cell office:value-type="string" office:string-value="-" table:formula="msoxl:=IF( SUM(G10:H10)=0, &quot;-&quot;, SUM(G10:H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0:K10)=0, &quot;-&quot;, SUM(J10:K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0:N10)=0, &quot;-&quot;, SUM(M10:N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0:Q10)=0, &quot;-&quot;, SUM(P10:Q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桃園市</text:p>
          </table:table-cell>
          <table:table-cell office:value-type="string" table:style-name="ce6">
            <text:p>TAOYUAN CITY</text:p>
          </table:table-cell>
          <table:table-cell office:value-type="float" office:value="372" table:formula="msoxl:=IF( SUM(D11:E11)=0, &quot;-&quot;, SUM(D11:E11) )" table:style-name="ce9">
            <text:p>372</text:p>
          </table:table-cell>
          <table:table-cell office:value-type="string" office:string-value="-" table:formula="msoxl:=IF(SUM(G11,J11,M11,P11)+SUM('動力漁筏-2'!D11,'動力漁筏-2'!G11,'動力漁筏-2'!J11,'動力漁筏-2'!M11,'動力漁筏-2'!P11)+SUM('動力漁筏-3'!D11,'動力漁筏-3'!G11,'動力漁筏-3'!J11,'動力漁筏-3'!M11,'動力漁筏-3'!P11)=0,&quot;-&quot;,SUM(G11,J11,M11,P11)+SUM('動力漁筏-2'!D11,'動力漁筏-2'!G11,'動力漁筏-2'!J11,'動力漁筏-2'!M11,'動力漁筏-2'!P11)+SUM('動力漁筏-3'!D11,'動力漁筏-3'!G11,'動力漁筏-3'!J11,'動力漁筏-3'!M11,'動力漁筏-3'!P11))" table:style-name="ce9">
            <text:p>-</text:p>
          </table:table-cell>
          <table:table-cell office:value-type="float" office:value="372" table:formula="msoxl:=IF(SUM(H11,K11,N11,Q11)+SUM('動力漁筏-2'!E11,'動力漁筏-2'!H11,'動力漁筏-2'!K11,'動力漁筏-2'!N11,'動力漁筏-2'!Q11)+SUM('動力漁筏-3'!E11,'動力漁筏-3'!H11,'動力漁筏-3'!K11,'動力漁筏-3'!N11,'動力漁筏-3'!Q11)=0,&quot;-&quot;,SUM(H11,K11,N11,Q11)+SUM('動力漁筏-2'!E11,'動力漁筏-2'!H11,'動力漁筏-2'!K11,'動力漁筏-2'!N11,'動力漁筏-2'!Q11)+SUM('動力漁筏-3'!E11,'動力漁筏-3'!H11,'動力漁筏-3'!K11,'動力漁筏-3'!N11,'動力漁筏-3'!Q11))" table:style-name="ce9">
            <text:p>372</text:p>
          </table:table-cell>
          <table:table-cell office:value-type="string" office:string-value="-" table:formula="msoxl:=IF( SUM(G11:H11)=0, &quot;-&quot;, SUM(G11:H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1:K11)=0, &quot;-&quot;, SUM(J11:K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1:N11)=0, &quot;-&quot;, SUM(M11:N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17" table:formula="msoxl:=IF( SUM(P11:Q11)=0, &quot;-&quot;, SUM(P11:Q11) )" table:style-name="ce9">
            <text:p>317</text:p>
          </table:table-cell>
          <table:table-cell office:value-type="string" table:style-name="ce9">
            <text:p>-</text:p>
          </table:table-cell>
          <table:table-cell office:value-type="float" office:value="317" table:style-name="ce9">
            <text:p>317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臺中市</text:p>
          </table:table-cell>
          <table:table-cell office:value-type="string" table:style-name="ce6">
            <text:p>TAICHUNG CITY</text:p>
          </table:table-cell>
          <table:table-cell office:value-type="float" office:value="643" table:formula="msoxl:=IF( SUM(D12:E12)=0, &quot;-&quot;, SUM(D12:E12) )" table:style-name="ce9">
            <text:p>643</text:p>
          </table:table-cell>
          <table:table-cell office:value-type="string" office:string-value="-" table:formula="msoxl:=IF(SUM(G12,J12,M12,P12)+SUM('動力漁筏-2'!D12,'動力漁筏-2'!G12,'動力漁筏-2'!J12,'動力漁筏-2'!M12,'動力漁筏-2'!P12)+SUM('動力漁筏-3'!D12,'動力漁筏-3'!G12,'動力漁筏-3'!J12,'動力漁筏-3'!M12,'動力漁筏-3'!P12)=0,&quot;-&quot;,SUM(G12,J12,M12,P12)+SUM('動力漁筏-2'!D12,'動力漁筏-2'!G12,'動力漁筏-2'!J12,'動力漁筏-2'!M12,'動力漁筏-2'!P12)+SUM('動力漁筏-3'!D12,'動力漁筏-3'!G12,'動力漁筏-3'!J12,'動力漁筏-3'!M12,'動力漁筏-3'!P12))" table:style-name="ce9">
            <text:p>-</text:p>
          </table:table-cell>
          <table:table-cell office:value-type="float" office:value="643" table:formula="msoxl:=IF(SUM(H12,K12,N12,Q12)+SUM('動力漁筏-2'!E12,'動力漁筏-2'!H12,'動力漁筏-2'!K12,'動力漁筏-2'!N12,'動力漁筏-2'!Q12)+SUM('動力漁筏-3'!E12,'動力漁筏-3'!H12,'動力漁筏-3'!K12,'動力漁筏-3'!N12,'動力漁筏-3'!Q12)=0,&quot;-&quot;,SUM(H12,K12,N12,Q12)+SUM('動力漁筏-2'!E12,'動力漁筏-2'!H12,'動力漁筏-2'!K12,'動力漁筏-2'!N12,'動力漁筏-2'!Q12)+SUM('動力漁筏-3'!E12,'動力漁筏-3'!H12,'動力漁筏-3'!K12,'動力漁筏-3'!N12,'動力漁筏-3'!Q12))" table:style-name="ce9">
            <text:p>643</text:p>
          </table:table-cell>
          <table:table-cell office:value-type="string" office:string-value="-" table:formula="msoxl:=IF( SUM(G12:H12)=0, &quot;-&quot;, SUM(G12:H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2:K12)=0, &quot;-&quot;, SUM(J12:K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2:N12)=0, &quot;-&quot;, SUM(M12:N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38" table:formula="msoxl:=IF( SUM(P12:Q12)=0, &quot;-&quot;, SUM(P12:Q12) )" table:style-name="ce9">
            <text:p>638</text:p>
          </table:table-cell>
          <table:table-cell office:value-type="string" table:style-name="ce9">
            <text:p>-</text:p>
          </table:table-cell>
          <table:table-cell office:value-type="float" office:value="638" table:style-name="ce9">
            <text:p>638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臺南市</text:p>
          </table:table-cell>
          <table:table-cell office:value-type="string" table:style-name="ce6">
            <text:p>TAINAN CITY</text:p>
          </table:table-cell>
          <table:table-cell office:value-type="float" office:value="1205" table:formula="msoxl:=IF( SUM(D13:E13)=0, &quot;-&quot;, SUM(D13:E13) )" table:style-name="ce9">
            <text:p>1,205</text:p>
          </table:table-cell>
          <table:table-cell office:value-type="string" office:string-value="-" table:formula="msoxl:=IF(SUM(G13,J13,M13,P13)+SUM('動力漁筏-2'!D13,'動力漁筏-2'!G13,'動力漁筏-2'!J13,'動力漁筏-2'!M13,'動力漁筏-2'!P13)+SUM('動力漁筏-3'!D13,'動力漁筏-3'!G13,'動力漁筏-3'!J13,'動力漁筏-3'!M13,'動力漁筏-3'!P13)=0,&quot;-&quot;,SUM(G13,J13,M13,P13)+SUM('動力漁筏-2'!D13,'動力漁筏-2'!G13,'動力漁筏-2'!J13,'動力漁筏-2'!M13,'動力漁筏-2'!P13)+SUM('動力漁筏-3'!D13,'動力漁筏-3'!G13,'動力漁筏-3'!J13,'動力漁筏-3'!M13,'動力漁筏-3'!P13))" table:style-name="ce9">
            <text:p>-</text:p>
          </table:table-cell>
          <table:table-cell office:value-type="float" office:value="1205" table:formula="msoxl:=IF(SUM(H13,K13,N13,Q13)+SUM('動力漁筏-2'!E13,'動力漁筏-2'!H13,'動力漁筏-2'!K13,'動力漁筏-2'!N13,'動力漁筏-2'!Q13)+SUM('動力漁筏-3'!E13,'動力漁筏-3'!H13,'動力漁筏-3'!K13,'動力漁筏-3'!N13,'動力漁筏-3'!Q13)=0,&quot;-&quot;,SUM(H13,K13,N13,Q13)+SUM('動力漁筏-2'!E13,'動力漁筏-2'!H13,'動力漁筏-2'!K13,'動力漁筏-2'!N13,'動力漁筏-2'!Q13)+SUM('動力漁筏-3'!E13,'動力漁筏-3'!H13,'動力漁筏-3'!K13,'動力漁筏-3'!N13,'動力漁筏-3'!Q13))" table:style-name="ce9">
            <text:p>1,205</text:p>
          </table:table-cell>
          <table:table-cell office:value-type="string" office:string-value="-" table:formula="msoxl:=IF( SUM(G13:H13)=0, &quot;-&quot;, SUM(G13:H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3:K13)=0, &quot;-&quot;, SUM(J13:K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3:N13)=0, &quot;-&quot;, SUM(M13:N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7" table:formula="msoxl:=IF( SUM(P13:Q13)=0, &quot;-&quot;, SUM(P13:Q13) )" table:style-name="ce9">
            <text:p>717</text:p>
          </table:table-cell>
          <table:table-cell office:value-type="string" table:style-name="ce9">
            <text:p>-</text:p>
          </table:table-cell>
          <table:table-cell office:value-type="float" office:value="717" table:style-name="ce9">
            <text:p>717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高雄市</text:p>
          </table:table-cell>
          <table:table-cell office:value-type="string" table:style-name="ce6">
            <text:p>KAOHSIUNG CITY</text:p>
          </table:table-cell>
          <table:table-cell office:value-type="float" office:value="653" table:formula="msoxl:=IF( SUM(D14:E14)=0, &quot;-&quot;, SUM(D14:E14) )" table:style-name="ce9">
            <text:p>653</text:p>
          </table:table-cell>
          <table:table-cell office:value-type="string" office:string-value="-" table:formula="msoxl:=IF(SUM(G14,J14,M14,P14)+SUM('動力漁筏-2'!D14,'動力漁筏-2'!G14,'動力漁筏-2'!J14,'動力漁筏-2'!M14,'動力漁筏-2'!P14)+SUM('動力漁筏-3'!D14,'動力漁筏-3'!G14,'動力漁筏-3'!J14,'動力漁筏-3'!M14,'動力漁筏-3'!P14)=0,&quot;-&quot;,SUM(G14,J14,M14,P14)+SUM('動力漁筏-2'!D14,'動力漁筏-2'!G14,'動力漁筏-2'!J14,'動力漁筏-2'!M14,'動力漁筏-2'!P14)+SUM('動力漁筏-3'!D14,'動力漁筏-3'!G14,'動力漁筏-3'!J14,'動力漁筏-3'!M14,'動力漁筏-3'!P14))" table:style-name="ce9">
            <text:p>-</text:p>
          </table:table-cell>
          <table:table-cell office:value-type="float" office:value="653" table:formula="msoxl:=IF(SUM(H14,K14,N14,Q14)+SUM('動力漁筏-2'!E14,'動力漁筏-2'!H14,'動力漁筏-2'!K14,'動力漁筏-2'!N14,'動力漁筏-2'!Q14)+SUM('動力漁筏-3'!E14,'動力漁筏-3'!H14,'動力漁筏-3'!K14,'動力漁筏-3'!N14,'動力漁筏-3'!Q14)=0,&quot;-&quot;,SUM(H14,K14,N14,Q14)+SUM('動力漁筏-2'!E14,'動力漁筏-2'!H14,'動力漁筏-2'!K14,'動力漁筏-2'!N14,'動力漁筏-2'!Q14)+SUM('動力漁筏-3'!E14,'動力漁筏-3'!H14,'動力漁筏-3'!K14,'動力漁筏-3'!N14,'動力漁筏-3'!Q14))" table:style-name="ce9">
            <text:p>653</text:p>
          </table:table-cell>
          <table:table-cell office:value-type="float" office:value="3" table:formula="msoxl:=IF( SUM(G14:H14)=0, &quot;-&quot;, SUM(G14:H14) )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string" office:string-value="-" table:formula="msoxl:=IF( SUM(J14:K14)=0, &quot;-&quot;, SUM(J14:K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4:N14)=0, &quot;-&quot;, SUM(M14:N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8" table:formula="msoxl:=IF( SUM(P14:Q14)=0, &quot;-&quot;, SUM(P14:Q14) )" table:style-name="ce9">
            <text:p>418</text:p>
          </table:table-cell>
          <table:table-cell office:value-type="string" table:style-name="ce9">
            <text:p>-</text:p>
          </table:table-cell>
          <table:table-cell office:value-type="float" office:value="418" table:style-name="ce9">
            <text:p>418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宜蘭縣</text:p>
          </table:table-cell>
          <table:table-cell office:value-type="string" table:style-name="ce6">
            <text:p>ILAN COUNTY</text:p>
          </table:table-cell>
          <table:table-cell office:value-type="float" office:value="400" table:formula="msoxl:=IF( SUM(D15:E15)=0, &quot;-&quot;, SUM(D15:E15) )" table:style-name="ce9">
            <text:p>400</text:p>
          </table:table-cell>
          <table:table-cell office:value-type="float" office:value="2" table:formula="msoxl:=IF(SUM(G15,J15,M15,P15)+SUM('動力漁筏-2'!D15,'動力漁筏-2'!G15,'動力漁筏-2'!J15,'動力漁筏-2'!M15,'動力漁筏-2'!P15)+SUM('動力漁筏-3'!D15,'動力漁筏-3'!G15,'動力漁筏-3'!J15,'動力漁筏-3'!M15,'動力漁筏-3'!P15)=0,&quot;-&quot;,SUM(G15,J15,M15,P15)+SUM('動力漁筏-2'!D15,'動力漁筏-2'!G15,'動力漁筏-2'!J15,'動力漁筏-2'!M15,'動力漁筏-2'!P15)+SUM('動力漁筏-3'!D15,'動力漁筏-3'!G15,'動力漁筏-3'!J15,'動力漁筏-3'!M15,'動力漁筏-3'!P15))" table:style-name="ce9">
            <text:p>2</text:p>
          </table:table-cell>
          <table:table-cell office:value-type="float" office:value="398" table:formula="msoxl:=IF(SUM(H15,K15,N15,Q15)+SUM('動力漁筏-2'!E15,'動力漁筏-2'!H15,'動力漁筏-2'!K15,'動力漁筏-2'!N15,'動力漁筏-2'!Q15)+SUM('動力漁筏-3'!E15,'動力漁筏-3'!H15,'動力漁筏-3'!K15,'動力漁筏-3'!N15,'動力漁筏-3'!Q15)=0,&quot;-&quot;,SUM(H15,K15,N15,Q15)+SUM('動力漁筏-2'!E15,'動力漁筏-2'!H15,'動力漁筏-2'!K15,'動力漁筏-2'!N15,'動力漁筏-2'!Q15)+SUM('動力漁筏-3'!E15,'動力漁筏-3'!H15,'動力漁筏-3'!K15,'動力漁筏-3'!N15,'動力漁筏-3'!Q15))" table:style-name="ce9">
            <text:p>398</text:p>
          </table:table-cell>
          <table:table-cell office:value-type="string" office:string-value="-" table:formula="msoxl:=IF( SUM(G15:H15)=0, &quot;-&quot;, SUM(G15:H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" table:formula="msoxl:=IF( SUM(J15:K15)=0, &quot;-&quot;, SUM(J15:K15) )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string" office:string-value="-" table:formula="msoxl:=IF( SUM(M15:N15)=0, &quot;-&quot;, SUM(M15:N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8" table:formula="msoxl:=IF( SUM(P15:Q15)=0, &quot;-&quot;, SUM(P15:Q15) )" table:style-name="ce9">
            <text:p>348</text:p>
          </table:table-cell>
          <table:table-cell office:value-type="float" office:value="1" table:style-name="ce9">
            <text:p>1</text:p>
          </table:table-cell>
          <table:table-cell office:value-type="float" office:value="347" table:style-name="ce9">
            <text:p>347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新竹縣</text:p>
          </table:table-cell>
          <table:table-cell office:value-type="string" table:style-name="ce6">
            <text:p>HSINCHU COUNTY</text:p>
          </table:table-cell>
          <table:table-cell office:value-type="float" office:value="132" table:formula="msoxl:=IF( SUM(D16:E16)=0, &quot;-&quot;, SUM(D16:E16) )" table:style-name="ce9">
            <text:p>132</text:p>
          </table:table-cell>
          <table:table-cell office:value-type="float" office:value="4" table:formula="msoxl:=IF(SUM(G16,J16,M16,P16)+SUM('動力漁筏-2'!D16,'動力漁筏-2'!G16,'動力漁筏-2'!J16,'動力漁筏-2'!M16,'動力漁筏-2'!P16)+SUM('動力漁筏-3'!D16,'動力漁筏-3'!G16,'動力漁筏-3'!J16,'動力漁筏-3'!M16,'動力漁筏-3'!P16)=0,&quot;-&quot;,SUM(G16,J16,M16,P16)+SUM('動力漁筏-2'!D16,'動力漁筏-2'!G16,'動力漁筏-2'!J16,'動力漁筏-2'!M16,'動力漁筏-2'!P16)+SUM('動力漁筏-3'!D16,'動力漁筏-3'!G16,'動力漁筏-3'!J16,'動力漁筏-3'!M16,'動力漁筏-3'!P16))" table:style-name="ce9">
            <text:p>4</text:p>
          </table:table-cell>
          <table:table-cell office:value-type="float" office:value="128" table:formula="msoxl:=IF(SUM(H16,K16,N16,Q16)+SUM('動力漁筏-2'!E16,'動力漁筏-2'!H16,'動力漁筏-2'!K16,'動力漁筏-2'!N16,'動力漁筏-2'!Q16)+SUM('動力漁筏-3'!E16,'動力漁筏-3'!H16,'動力漁筏-3'!K16,'動力漁筏-3'!N16,'動力漁筏-3'!Q16)=0,&quot;-&quot;,SUM(H16,K16,N16,Q16)+SUM('動力漁筏-2'!E16,'動力漁筏-2'!H16,'動力漁筏-2'!K16,'動力漁筏-2'!N16,'動力漁筏-2'!Q16)+SUM('動力漁筏-3'!E16,'動力漁筏-3'!H16,'動力漁筏-3'!K16,'動力漁筏-3'!N16,'動力漁筏-3'!Q16))" table:style-name="ce9">
            <text:p>128</text:p>
          </table:table-cell>
          <table:table-cell office:value-type="string" office:string-value="-" table:formula="msoxl:=IF( SUM(G16:H16)=0, &quot;-&quot;, SUM(G16:H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" table:formula="msoxl:=IF( SUM(J16:K16)=0, &quot;-&quot;, SUM(J16:K16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M16:N16)=0, &quot;-&quot;, SUM(M16:N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3" table:formula="msoxl:=IF( SUM(P16:Q16)=0, &quot;-&quot;, SUM(P16:Q16) )" table:style-name="ce9">
            <text:p>113</text:p>
          </table:table-cell>
          <table:table-cell office:value-type="float" office:value="3" table:style-name="ce9">
            <text:p>3</text:p>
          </table:table-cell>
          <table:table-cell office:value-type="float" office:value="110" table:style-name="ce9">
            <text:p>110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苗栗縣</text:p>
          </table:table-cell>
          <table:table-cell office:value-type="string" table:style-name="ce6">
            <text:p>MIAOLI COUNTY</text:p>
          </table:table-cell>
          <table:table-cell office:value-type="float" office:value="608" table:formula="msoxl:=IF( SUM(D17:E17)=0, &quot;-&quot;, SUM(D17:E17) )" table:style-name="ce9">
            <text:p>608</text:p>
          </table:table-cell>
          <table:table-cell office:value-type="string" office:string-value="-" table:formula="msoxl:=IF(SUM(G17,J17,M17,P17)+SUM('動力漁筏-2'!D17,'動力漁筏-2'!G17,'動力漁筏-2'!J17,'動力漁筏-2'!M17,'動力漁筏-2'!P17)+SUM('動力漁筏-3'!D17,'動力漁筏-3'!G17,'動力漁筏-3'!J17,'動力漁筏-3'!M17,'動力漁筏-3'!P17)=0,&quot;-&quot;,SUM(G17,J17,M17,P17)+SUM('動力漁筏-2'!D17,'動力漁筏-2'!G17,'動力漁筏-2'!J17,'動力漁筏-2'!M17,'動力漁筏-2'!P17)+SUM('動力漁筏-3'!D17,'動力漁筏-3'!G17,'動力漁筏-3'!J17,'動力漁筏-3'!M17,'動力漁筏-3'!P17))" table:style-name="ce9">
            <text:p>-</text:p>
          </table:table-cell>
          <table:table-cell office:value-type="float" office:value="608" table:formula="msoxl:=IF(SUM(H17,K17,N17,Q17)+SUM('動力漁筏-2'!E17,'動力漁筏-2'!H17,'動力漁筏-2'!K17,'動力漁筏-2'!N17,'動力漁筏-2'!Q17)+SUM('動力漁筏-3'!E17,'動力漁筏-3'!H17,'動力漁筏-3'!K17,'動力漁筏-3'!N17,'動力漁筏-3'!Q17)=0,&quot;-&quot;,SUM(H17,K17,N17,Q17)+SUM('動力漁筏-2'!E17,'動力漁筏-2'!H17,'動力漁筏-2'!K17,'動力漁筏-2'!N17,'動力漁筏-2'!Q17)+SUM('動力漁筏-3'!E17,'動力漁筏-3'!H17,'動力漁筏-3'!K17,'動力漁筏-3'!N17,'動力漁筏-3'!Q17))" table:style-name="ce9">
            <text:p>608</text:p>
          </table:table-cell>
          <table:table-cell office:value-type="string" office:string-value="-" table:formula="msoxl:=IF( SUM(G17:H17)=0, &quot;-&quot;, SUM(G17:H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" table:formula="msoxl:=IF( SUM(J17:K17)=0, &quot;-&quot;, SUM(J17:K17) )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" table:style-name="ce9">
            <text:p>6</text:p>
          </table:table-cell>
          <table:table-cell office:value-type="string" office:string-value="-" table:formula="msoxl:=IF( SUM(M17:N17)=0, &quot;-&quot;, SUM(M17:N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0" table:formula="msoxl:=IF( SUM(P17:Q17)=0, &quot;-&quot;, SUM(P17:Q17) )" table:style-name="ce9">
            <text:p>560</text:p>
          </table:table-cell>
          <table:table-cell office:value-type="string" table:style-name="ce9">
            <text:p>-</text:p>
          </table:table-cell>
          <table:table-cell office:value-type="float" office:value="560" table:style-name="ce9">
            <text:p>560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彰化縣</text:p>
          </table:table-cell>
          <table:table-cell office:value-type="string" table:style-name="ce6">
            <text:p>CHANGHWA COUNTY</text:p>
          </table:table-cell>
          <table:table-cell office:value-type="float" office:value="497" table:formula="msoxl:=IF( SUM(D18:E18)=0, &quot;-&quot;, SUM(D18:E18) )" table:style-name="ce9">
            <text:p>497</text:p>
          </table:table-cell>
          <table:table-cell office:value-type="string" office:string-value="-" table:formula="msoxl:=IF(SUM(G18,J18,M18,P18)+SUM('動力漁筏-2'!D18,'動力漁筏-2'!G18,'動力漁筏-2'!J18,'動力漁筏-2'!M18,'動力漁筏-2'!P18)+SUM('動力漁筏-3'!D18,'動力漁筏-3'!G18,'動力漁筏-3'!J18,'動力漁筏-3'!M18,'動力漁筏-3'!P18)=0,&quot;-&quot;,SUM(G18,J18,M18,P18)+SUM('動力漁筏-2'!D18,'動力漁筏-2'!G18,'動力漁筏-2'!J18,'動力漁筏-2'!M18,'動力漁筏-2'!P18)+SUM('動力漁筏-3'!D18,'動力漁筏-3'!G18,'動力漁筏-3'!J18,'動力漁筏-3'!M18,'動力漁筏-3'!P18))" table:style-name="ce9">
            <text:p>-</text:p>
          </table:table-cell>
          <table:table-cell office:value-type="float" office:value="497" table:formula="msoxl:=IF(SUM(H18,K18,N18,Q18)+SUM('動力漁筏-2'!E18,'動力漁筏-2'!H18,'動力漁筏-2'!K18,'動力漁筏-2'!N18,'動力漁筏-2'!Q18)+SUM('動力漁筏-3'!E18,'動力漁筏-3'!H18,'動力漁筏-3'!K18,'動力漁筏-3'!N18,'動力漁筏-3'!Q18)=0,&quot;-&quot;,SUM(H18,K18,N18,Q18)+SUM('動力漁筏-2'!E18,'動力漁筏-2'!H18,'動力漁筏-2'!K18,'動力漁筏-2'!N18,'動力漁筏-2'!Q18)+SUM('動力漁筏-3'!E18,'動力漁筏-3'!H18,'動力漁筏-3'!K18,'動力漁筏-3'!N18,'動力漁筏-3'!Q18))" table:style-name="ce9">
            <text:p>497</text:p>
          </table:table-cell>
          <table:table-cell office:value-type="string" office:string-value="-" table:formula="msoxl:=IF( SUM(G18:H18)=0, &quot;-&quot;, SUM(G18:H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8:K18)=0, &quot;-&quot;, SUM(J18:K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8:N18)=0, &quot;-&quot;, SUM(M18:N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6" table:formula="msoxl:=IF( SUM(P18:Q18)=0, &quot;-&quot;, SUM(P18:Q18) )" table:style-name="ce9">
            <text:p>486</text:p>
          </table:table-cell>
          <table:table-cell office:value-type="string" table:style-name="ce9">
            <text:p>-</text:p>
          </table:table-cell>
          <table:table-cell office:value-type="float" office:value="486" table:style-name="ce9">
            <text:p>486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南投縣</text:p>
          </table:table-cell>
          <table:table-cell office:value-type="string" table:style-name="ce6">
            <text:p>NANTOU COUNTY</text:p>
          </table:table-cell>
          <table:table-cell office:value-type="string" office:string-value="-" table:formula="msoxl:=IF( SUM(D19:E19)=0, &quot;-&quot;, SUM(D19:E19) )" table:style-name="ce9">
            <text:p>-</text:p>
          </table:table-cell>
          <table:table-cell office:value-type="string" office:string-value="-" table:formula="msoxl:=IF(SUM(G19,J19,M19,P19)+SUM('動力漁筏-2'!D19,'動力漁筏-2'!G19,'動力漁筏-2'!J19,'動力漁筏-2'!M19,'動力漁筏-2'!P19)+SUM('動力漁筏-3'!D19,'動力漁筏-3'!G19,'動力漁筏-3'!J19,'動力漁筏-3'!M19,'動力漁筏-3'!P19)=0,&quot;-&quot;,SUM(G19,J19,M19,P19)+SUM('動力漁筏-2'!D19,'動力漁筏-2'!G19,'動力漁筏-2'!J19,'動力漁筏-2'!M19,'動力漁筏-2'!P19)+SUM('動力漁筏-3'!D19,'動力漁筏-3'!G19,'動力漁筏-3'!J19,'動力漁筏-3'!M19,'動力漁筏-3'!P19))" table:style-name="ce9">
            <text:p>-</text:p>
          </table:table-cell>
          <table:table-cell office:value-type="string" office:string-value="-" table:formula="msoxl:=IF(SUM(H19,K19,N19,Q19)+SUM('動力漁筏-2'!E19,'動力漁筏-2'!H19,'動力漁筏-2'!K19,'動力漁筏-2'!N19,'動力漁筏-2'!Q19)+SUM('動力漁筏-3'!E19,'動力漁筏-3'!H19,'動力漁筏-3'!K19,'動力漁筏-3'!N19,'動力漁筏-3'!Q19)=0,&quot;-&quot;,SUM(H19,K19,N19,Q19)+SUM('動力漁筏-2'!E19,'動力漁筏-2'!H19,'動力漁筏-2'!K19,'動力漁筏-2'!N19,'動力漁筏-2'!Q19)+SUM('動力漁筏-3'!E19,'動力漁筏-3'!H19,'動力漁筏-3'!K19,'動力漁筏-3'!N19,'動力漁筏-3'!Q19))" table:style-name="ce9">
            <text:p>-</text:p>
          </table:table-cell>
          <table:table-cell office:value-type="string" office:string-value="-" table:formula="msoxl:=IF( SUM(G19:H19)=0, &quot;-&quot;, SUM(G19:H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9:K19)=0, &quot;-&quot;, SUM(J19:K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9:N19)=0, &quot;-&quot;, SUM(M19:N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9:Q19)=0, &quot;-&quot;, SUM(P19:Q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雲林縣</text:p>
          </table:table-cell>
          <table:table-cell office:value-type="string" table:style-name="ce6">
            <text:p>YUNLIN COUNTY</text:p>
          </table:table-cell>
          <table:table-cell office:value-type="float" office:value="1153" table:formula="msoxl:=IF( SUM(D20:E20)=0, &quot;-&quot;, SUM(D20:E20) )" table:style-name="ce9">
            <text:p>1,153</text:p>
          </table:table-cell>
          <table:table-cell office:value-type="string" office:string-value="-" table:formula="msoxl:=IF(SUM(G20,J20,M20,P20)+SUM('動力漁筏-2'!D20,'動力漁筏-2'!G20,'動力漁筏-2'!J20,'動力漁筏-2'!M20,'動力漁筏-2'!P20)+SUM('動力漁筏-3'!D20,'動力漁筏-3'!G20,'動力漁筏-3'!J20,'動力漁筏-3'!M20,'動力漁筏-3'!P20)=0,&quot;-&quot;,SUM(G20,J20,M20,P20)+SUM('動力漁筏-2'!D20,'動力漁筏-2'!G20,'動力漁筏-2'!J20,'動力漁筏-2'!M20,'動力漁筏-2'!P20)+SUM('動力漁筏-3'!D20,'動力漁筏-3'!G20,'動力漁筏-3'!J20,'動力漁筏-3'!M20,'動力漁筏-3'!P20))" table:style-name="ce9">
            <text:p>-</text:p>
          </table:table-cell>
          <table:table-cell office:value-type="float" office:value="1153" table:formula="msoxl:=IF(SUM(H20,K20,N20,Q20)+SUM('動力漁筏-2'!E20,'動力漁筏-2'!H20,'動力漁筏-2'!K20,'動力漁筏-2'!N20,'動力漁筏-2'!Q20)+SUM('動力漁筏-3'!E20,'動力漁筏-3'!H20,'動力漁筏-3'!K20,'動力漁筏-3'!N20,'動力漁筏-3'!Q20)=0,&quot;-&quot;,SUM(H20,K20,N20,Q20)+SUM('動力漁筏-2'!E20,'動力漁筏-2'!H20,'動力漁筏-2'!K20,'動力漁筏-2'!N20,'動力漁筏-2'!Q20)+SUM('動力漁筏-3'!E20,'動力漁筏-3'!H20,'動力漁筏-3'!K20,'動力漁筏-3'!N20,'動力漁筏-3'!Q20))" table:style-name="ce9">
            <text:p>1,153</text:p>
          </table:table-cell>
          <table:table-cell office:value-type="string" office:string-value="-" table:formula="msoxl:=IF( SUM(G20:H20)=0, &quot;-&quot;, SUM(G20:H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0:K20)=0, &quot;-&quot;, SUM(J20:K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0:N20)=0, &quot;-&quot;, SUM(M20:N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72" table:formula="msoxl:=IF( SUM(P20:Q20)=0, &quot;-&quot;, SUM(P20:Q20) )" table:style-name="ce9">
            <text:p>672</text:p>
          </table:table-cell>
          <table:table-cell office:value-type="string" table:style-name="ce9">
            <text:p>-</text:p>
          </table:table-cell>
          <table:table-cell office:value-type="float" office:value="672" table:style-name="ce9">
            <text:p>672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嘉義縣</text:p>
          </table:table-cell>
          <table:table-cell office:value-type="string" table:style-name="ce6">
            <text:p>CHIAYI COUNTY</text:p>
          </table:table-cell>
          <table:table-cell office:value-type="float" office:value="1308" table:formula="msoxl:=IF( SUM(D21:E21)=0, &quot;-&quot;, SUM(D21:E21) )" table:style-name="ce9">
            <text:p>1,308</text:p>
          </table:table-cell>
          <table:table-cell office:value-type="string" office:string-value="-" table:formula="msoxl:=IF(SUM(G21,J21,M21,P21)+SUM('動力漁筏-2'!D21,'動力漁筏-2'!G21,'動力漁筏-2'!J21,'動力漁筏-2'!M21,'動力漁筏-2'!P21)+SUM('動力漁筏-3'!D21,'動力漁筏-3'!G21,'動力漁筏-3'!J21,'動力漁筏-3'!M21,'動力漁筏-3'!P21)=0,&quot;-&quot;,SUM(G21,J21,M21,P21)+SUM('動力漁筏-2'!D21,'動力漁筏-2'!G21,'動力漁筏-2'!J21,'動力漁筏-2'!M21,'動力漁筏-2'!P21)+SUM('動力漁筏-3'!D21,'動力漁筏-3'!G21,'動力漁筏-3'!J21,'動力漁筏-3'!M21,'動力漁筏-3'!P21))" table:style-name="ce9">
            <text:p>-</text:p>
          </table:table-cell>
          <table:table-cell office:value-type="float" office:value="1308" table:formula="msoxl:=IF(SUM(H21,K21,N21,Q21)+SUM('動力漁筏-2'!E21,'動力漁筏-2'!H21,'動力漁筏-2'!K21,'動力漁筏-2'!N21,'動力漁筏-2'!Q21)+SUM('動力漁筏-3'!E21,'動力漁筏-3'!H21,'動力漁筏-3'!K21,'動力漁筏-3'!N21,'動力漁筏-3'!Q21)=0,&quot;-&quot;,SUM(H21,K21,N21,Q21)+SUM('動力漁筏-2'!E21,'動力漁筏-2'!H21,'動力漁筏-2'!K21,'動力漁筏-2'!N21,'動力漁筏-2'!Q21)+SUM('動力漁筏-3'!E21,'動力漁筏-3'!H21,'動力漁筏-3'!K21,'動力漁筏-3'!N21,'動力漁筏-3'!Q21))" table:style-name="ce9">
            <text:p>1,308</text:p>
          </table:table-cell>
          <table:table-cell office:value-type="string" office:string-value="-" table:formula="msoxl:=IF( SUM(G21:H21)=0, &quot;-&quot;, SUM(G21:H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1:K21)=0, &quot;-&quot;, SUM(J21:K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1:N21)=0, &quot;-&quot;, SUM(M21:N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88" table:formula="msoxl:=IF( SUM(P21:Q21)=0, &quot;-&quot;, SUM(P21:Q21) )" table:style-name="ce9">
            <text:p>1,288</text:p>
          </table:table-cell>
          <table:table-cell office:value-type="string" table:style-name="ce9">
            <text:p>-</text:p>
          </table:table-cell>
          <table:table-cell office:value-type="float" office:value="1288" table:style-name="ce9">
            <text:p>1,288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屏東縣</text:p>
          </table:table-cell>
          <table:table-cell office:value-type="string" table:style-name="ce6">
            <text:p>PINGTUNG COUNTY</text:p>
          </table:table-cell>
          <table:table-cell office:value-type="float" office:value="1427" table:formula="msoxl:=IF( SUM(D22:E22)=0, &quot;-&quot;, SUM(D22:E22) )" table:style-name="ce9">
            <text:p>1,427</text:p>
          </table:table-cell>
          <table:table-cell office:value-type="string" office:string-value="-" table:formula="msoxl:=IF(SUM(G22,J22,M22,P22)+SUM('動力漁筏-2'!D22,'動力漁筏-2'!G22,'動力漁筏-2'!J22,'動力漁筏-2'!M22,'動力漁筏-2'!P22)+SUM('動力漁筏-3'!D22,'動力漁筏-3'!G22,'動力漁筏-3'!J22,'動力漁筏-3'!M22,'動力漁筏-3'!P22)=0,&quot;-&quot;,SUM(G22,J22,M22,P22)+SUM('動力漁筏-2'!D22,'動力漁筏-2'!G22,'動力漁筏-2'!J22,'動力漁筏-2'!M22,'動力漁筏-2'!P22)+SUM('動力漁筏-3'!D22,'動力漁筏-3'!G22,'動力漁筏-3'!J22,'動力漁筏-3'!M22,'動力漁筏-3'!P22))" table:style-name="ce9">
            <text:p>-</text:p>
          </table:table-cell>
          <table:table-cell office:value-type="float" office:value="1427" table:formula="msoxl:=IF(SUM(H22,K22,N22,Q22)+SUM('動力漁筏-2'!E22,'動力漁筏-2'!H22,'動力漁筏-2'!K22,'動力漁筏-2'!N22,'動力漁筏-2'!Q22)+SUM('動力漁筏-3'!E22,'動力漁筏-3'!H22,'動力漁筏-3'!K22,'動力漁筏-3'!N22,'動力漁筏-3'!Q22)=0,&quot;-&quot;,SUM(H22,K22,N22,Q22)+SUM('動力漁筏-2'!E22,'動力漁筏-2'!H22,'動力漁筏-2'!K22,'動力漁筏-2'!N22,'動力漁筏-2'!Q22)+SUM('動力漁筏-3'!E22,'動力漁筏-3'!H22,'動力漁筏-3'!K22,'動力漁筏-3'!N22,'動力漁筏-3'!Q22))" table:style-name="ce9">
            <text:p>1,427</text:p>
          </table:table-cell>
          <table:table-cell office:value-type="string" office:string-value="-" table:formula="msoxl:=IF( SUM(G22:H22)=0, &quot;-&quot;, SUM(G22:H2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" table:formula="msoxl:=IF( SUM(J22:K22)=0, &quot;-&quot;, SUM(J22:K22) )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1" table:formula="msoxl:=IF( SUM(M22:N22)=0, &quot;-&quot;, SUM(M22:N22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490" table:formula="msoxl:=IF( SUM(P22:Q22)=0, &quot;-&quot;, SUM(P22:Q22) )" table:style-name="ce9">
            <text:p>490</text:p>
          </table:table-cell>
          <table:table-cell office:value-type="string" table:style-name="ce9">
            <text:p>-</text:p>
          </table:table-cell>
          <table:table-cell office:value-type="float" office:value="490" table:style-name="ce9">
            <text:p>490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臺東縣</text:p>
          </table:table-cell>
          <table:table-cell office:value-type="string" table:style-name="ce6">
            <text:p>TAITUNG COUNTY</text:p>
          </table:table-cell>
          <table:table-cell office:value-type="float" office:value="653" table:formula="msoxl:=IF( SUM(D23:E23)=0, &quot;-&quot;, SUM(D23:E23) )" table:style-name="ce9">
            <text:p>653</text:p>
          </table:table-cell>
          <table:table-cell office:value-type="float" office:value="1" table:formula="msoxl:=IF(SUM(G23,J23,M23,P23)+SUM('動力漁筏-2'!D23,'動力漁筏-2'!G23,'動力漁筏-2'!J23,'動力漁筏-2'!M23,'動力漁筏-2'!P23)+SUM('動力漁筏-3'!D23,'動力漁筏-3'!G23,'動力漁筏-3'!J23,'動力漁筏-3'!M23,'動力漁筏-3'!P23)=0,&quot;-&quot;,SUM(G23,J23,M23,P23)+SUM('動力漁筏-2'!D23,'動力漁筏-2'!G23,'動力漁筏-2'!J23,'動力漁筏-2'!M23,'動力漁筏-2'!P23)+SUM('動力漁筏-3'!D23,'動力漁筏-3'!G23,'動力漁筏-3'!J23,'動力漁筏-3'!M23,'動力漁筏-3'!P23))" table:style-name="ce9">
            <text:p>1</text:p>
          </table:table-cell>
          <table:table-cell office:value-type="float" office:value="652" table:formula="msoxl:=IF(SUM(H23,K23,N23,Q23)+SUM('動力漁筏-2'!E23,'動力漁筏-2'!H23,'動力漁筏-2'!K23,'動力漁筏-2'!N23,'動力漁筏-2'!Q23)+SUM('動力漁筏-3'!E23,'動力漁筏-3'!H23,'動力漁筏-3'!K23,'動力漁筏-3'!N23,'動力漁筏-3'!Q23)=0,&quot;-&quot;,SUM(H23,K23,N23,Q23)+SUM('動力漁筏-2'!E23,'動力漁筏-2'!H23,'動力漁筏-2'!K23,'動力漁筏-2'!N23,'動力漁筏-2'!Q23)+SUM('動力漁筏-3'!E23,'動力漁筏-3'!H23,'動力漁筏-3'!K23,'動力漁筏-3'!N23,'動力漁筏-3'!Q23))" table:style-name="ce9">
            <text:p>652</text:p>
          </table:table-cell>
          <table:table-cell office:value-type="string" office:string-value="-" table:formula="msoxl:=IF( SUM(G23:H23)=0, &quot;-&quot;, SUM(G23:H2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" table:formula="msoxl:=IF( SUM(J23:K23)=0, &quot;-&quot;, SUM(J23:K23) )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string" office:string-value="-" table:formula="msoxl:=IF( SUM(M23:N23)=0, &quot;-&quot;, SUM(M23:N2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7" table:formula="msoxl:=IF( SUM(P23:Q23)=0, &quot;-&quot;, SUM(P23:Q23) )" table:style-name="ce9">
            <text:p>607</text:p>
          </table:table-cell>
          <table:table-cell office:value-type="float" office:value="1" table:style-name="ce9">
            <text:p>1</text:p>
          </table:table-cell>
          <table:table-cell office:value-type="float" office:value="606" table:style-name="ce9">
            <text:p>606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花蓮縣</text:p>
          </table:table-cell>
          <table:table-cell office:value-type="string" table:style-name="ce6">
            <text:p>HWALIEN COUNTY</text:p>
          </table:table-cell>
          <table:table-cell office:value-type="float" office:value="318" table:formula="msoxl:=IF( SUM(D24:E24)=0, &quot;-&quot;, SUM(D24:E24) )" table:style-name="ce9">
            <text:p>318</text:p>
          </table:table-cell>
          <table:table-cell office:value-type="float" office:value="1" table:formula="msoxl:=IF(SUM(G24,J24,M24,P24)+SUM('動力漁筏-2'!D24,'動力漁筏-2'!G24,'動力漁筏-2'!J24,'動力漁筏-2'!M24,'動力漁筏-2'!P24)+SUM('動力漁筏-3'!D24,'動力漁筏-3'!G24,'動力漁筏-3'!J24,'動力漁筏-3'!M24,'動力漁筏-3'!P24)=0,&quot;-&quot;,SUM(G24,J24,M24,P24)+SUM('動力漁筏-2'!D24,'動力漁筏-2'!G24,'動力漁筏-2'!J24,'動力漁筏-2'!M24,'動力漁筏-2'!P24)+SUM('動力漁筏-3'!D24,'動力漁筏-3'!G24,'動力漁筏-3'!J24,'動力漁筏-3'!M24,'動力漁筏-3'!P24))" table:style-name="ce9">
            <text:p>1</text:p>
          </table:table-cell>
          <table:table-cell office:value-type="float" office:value="317" table:formula="msoxl:=IF(SUM(H24,K24,N24,Q24)+SUM('動力漁筏-2'!E24,'動力漁筏-2'!H24,'動力漁筏-2'!K24,'動力漁筏-2'!N24,'動力漁筏-2'!Q24)+SUM('動力漁筏-3'!E24,'動力漁筏-3'!H24,'動力漁筏-3'!K24,'動力漁筏-3'!N24,'動力漁筏-3'!Q24)=0,&quot;-&quot;,SUM(H24,K24,N24,Q24)+SUM('動力漁筏-2'!E24,'動力漁筏-2'!H24,'動力漁筏-2'!K24,'動力漁筏-2'!N24,'動力漁筏-2'!Q24)+SUM('動力漁筏-3'!E24,'動力漁筏-3'!H24,'動力漁筏-3'!K24,'動力漁筏-3'!N24,'動力漁筏-3'!Q24))" table:style-name="ce9">
            <text:p>317</text:p>
          </table:table-cell>
          <table:table-cell office:value-type="string" office:string-value="-" table:formula="msoxl:=IF( SUM(G24:H24)=0, &quot;-&quot;, SUM(G24:H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" table:formula="msoxl:=IF( SUM(J24:K24)=0, &quot;-&quot;, SUM(J24:K24) )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28" table:style-name="ce9">
            <text:p>28</text:p>
          </table:table-cell>
          <table:table-cell office:value-type="string" office:string-value="-" table:formula="msoxl:=IF( SUM(M24:N24)=0, &quot;-&quot;, SUM(M24:N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8" table:formula="msoxl:=IF( SUM(P24:Q24)=0, &quot;-&quot;, SUM(P24:Q24) )" table:style-name="ce9">
            <text:p>278</text:p>
          </table:table-cell>
          <table:table-cell office:value-type="float" office:value="1" table:style-name="ce9">
            <text:p>1</text:p>
          </table:table-cell>
          <table:table-cell office:value-type="float" office:value="277" table:style-name="ce9">
            <text:p>277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澎湖縣</text:p>
          </table:table-cell>
          <table:table-cell office:value-type="string" table:style-name="ce6">
            <text:p>PENGHU COUNTY</text:p>
          </table:table-cell>
          <table:table-cell office:value-type="float" office:value="60" table:formula="msoxl:=IF( SUM(D25:E25)=0, &quot;-&quot;, SUM(D25:E25) )" table:style-name="ce9">
            <text:p>60</text:p>
          </table:table-cell>
          <table:table-cell office:value-type="string" office:string-value="-" table:formula="msoxl:=IF(SUM(G25,J25,M25,P25)+SUM('動力漁筏-2'!D25,'動力漁筏-2'!G25,'動力漁筏-2'!J25,'動力漁筏-2'!M25,'動力漁筏-2'!P25)+SUM('動力漁筏-3'!D25,'動力漁筏-3'!G25,'動力漁筏-3'!J25,'動力漁筏-3'!M25,'動力漁筏-3'!P25)=0,&quot;-&quot;,SUM(G25,J25,M25,P25)+SUM('動力漁筏-2'!D25,'動力漁筏-2'!G25,'動力漁筏-2'!J25,'動力漁筏-2'!M25,'動力漁筏-2'!P25)+SUM('動力漁筏-3'!D25,'動力漁筏-3'!G25,'動力漁筏-3'!J25,'動力漁筏-3'!M25,'動力漁筏-3'!P25))" table:style-name="ce9">
            <text:p>-</text:p>
          </table:table-cell>
          <table:table-cell office:value-type="float" office:value="60" table:formula="msoxl:=IF(SUM(H25,K25,N25,Q25)+SUM('動力漁筏-2'!E25,'動力漁筏-2'!H25,'動力漁筏-2'!K25,'動力漁筏-2'!N25,'動力漁筏-2'!Q25)+SUM('動力漁筏-3'!E25,'動力漁筏-3'!H25,'動力漁筏-3'!K25,'動力漁筏-3'!N25,'動力漁筏-3'!Q25)=0,&quot;-&quot;,SUM(H25,K25,N25,Q25)+SUM('動力漁筏-2'!E25,'動力漁筏-2'!H25,'動力漁筏-2'!K25,'動力漁筏-2'!N25,'動力漁筏-2'!Q25)+SUM('動力漁筏-3'!E25,'動力漁筏-3'!H25,'動力漁筏-3'!K25,'動力漁筏-3'!N25,'動力漁筏-3'!Q25))" table:style-name="ce9">
            <text:p>60</text:p>
          </table:table-cell>
          <table:table-cell office:value-type="string" office:string-value="-" table:formula="msoxl:=IF( SUM(G25:H25)=0, &quot;-&quot;, SUM(G25:H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5:K25)=0, &quot;-&quot;, SUM(J25:K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5:N25)=0, &quot;-&quot;, SUM(M25:N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5:Q25)=0, &quot;-&quot;, SUM(P25:Q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基隆市</text:p>
          </table:table-cell>
          <table:table-cell office:value-type="string" table:style-name="ce6">
            <text:p>KEELUNG CITY</text:p>
          </table:table-cell>
          <table:table-cell office:value-type="string" office:string-value="-" table:formula="msoxl:=IF( SUM(D26:E26)=0, &quot;-&quot;, SUM(D26:E26) )" table:style-name="ce9">
            <text:p>-</text:p>
          </table:table-cell>
          <table:table-cell office:value-type="string" office:string-value="-" table:formula="msoxl:=IF(SUM(G26,J26,M26,P26)+SUM('動力漁筏-2'!D26,'動力漁筏-2'!G26,'動力漁筏-2'!J26,'動力漁筏-2'!M26,'動力漁筏-2'!P26)+SUM('動力漁筏-3'!D26,'動力漁筏-3'!G26,'動力漁筏-3'!J26,'動力漁筏-3'!M26,'動力漁筏-3'!P26)=0,&quot;-&quot;,SUM(G26,J26,M26,P26)+SUM('動力漁筏-2'!D26,'動力漁筏-2'!G26,'動力漁筏-2'!J26,'動力漁筏-2'!M26,'動力漁筏-2'!P26)+SUM('動力漁筏-3'!D26,'動力漁筏-3'!G26,'動力漁筏-3'!J26,'動力漁筏-3'!M26,'動力漁筏-3'!P26))" table:style-name="ce9">
            <text:p>-</text:p>
          </table:table-cell>
          <table:table-cell office:value-type="string" office:string-value="-" table:formula="msoxl:=IF(SUM(H26,K26,N26,Q26)+SUM('動力漁筏-2'!E26,'動力漁筏-2'!H26,'動力漁筏-2'!K26,'動力漁筏-2'!N26,'動力漁筏-2'!Q26)+SUM('動力漁筏-3'!E26,'動力漁筏-3'!H26,'動力漁筏-3'!K26,'動力漁筏-3'!N26,'動力漁筏-3'!Q26)=0,&quot;-&quot;,SUM(H26,K26,N26,Q26)+SUM('動力漁筏-2'!E26,'動力漁筏-2'!H26,'動力漁筏-2'!K26,'動力漁筏-2'!N26,'動力漁筏-2'!Q26)+SUM('動力漁筏-3'!E26,'動力漁筏-3'!H26,'動力漁筏-3'!K26,'動力漁筏-3'!N26,'動力漁筏-3'!Q26))" table:style-name="ce9">
            <text:p>-</text:p>
          </table:table-cell>
          <table:table-cell office:value-type="string" office:string-value="-" table:formula="msoxl:=IF( SUM(G26:H26)=0, &quot;-&quot;, SUM(G26:H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6:K26)=0, &quot;-&quot;, SUM(J26:K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6:N26)=0, &quot;-&quot;, SUM(M26:N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6:Q26)=0, &quot;-&quot;, SUM(P26:Q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新竹市</text:p>
          </table:table-cell>
          <table:table-cell office:value-type="string" table:style-name="ce6">
            <text:p>HSINCHU CITY</text:p>
          </table:table-cell>
          <table:table-cell office:value-type="float" office:value="168" table:formula="msoxl:=IF( SUM(D27:E27)=0, &quot;-&quot;, SUM(D27:E27) )" table:style-name="ce9">
            <text:p>168</text:p>
          </table:table-cell>
          <table:table-cell office:value-type="string" office:string-value="-" table:formula="msoxl:=IF(SUM(G27,J27,M27,P27)+SUM('動力漁筏-2'!D27,'動力漁筏-2'!G27,'動力漁筏-2'!J27,'動力漁筏-2'!M27,'動力漁筏-2'!P27)+SUM('動力漁筏-3'!D27,'動力漁筏-3'!G27,'動力漁筏-3'!J27,'動力漁筏-3'!M27,'動力漁筏-3'!P27)=0,&quot;-&quot;,SUM(G27,J27,M27,P27)+SUM('動力漁筏-2'!D27,'動力漁筏-2'!G27,'動力漁筏-2'!J27,'動力漁筏-2'!M27,'動力漁筏-2'!P27)+SUM('動力漁筏-3'!D27,'動力漁筏-3'!G27,'動力漁筏-3'!J27,'動力漁筏-3'!M27,'動力漁筏-3'!P27))" table:style-name="ce9">
            <text:p>-</text:p>
          </table:table-cell>
          <table:table-cell office:value-type="float" office:value="168" table:formula="msoxl:=IF(SUM(H27,K27,N27,Q27)+SUM('動力漁筏-2'!E27,'動力漁筏-2'!H27,'動力漁筏-2'!K27,'動力漁筏-2'!N27,'動力漁筏-2'!Q27)+SUM('動力漁筏-3'!E27,'動力漁筏-3'!H27,'動力漁筏-3'!K27,'動力漁筏-3'!N27,'動力漁筏-3'!Q27)=0,&quot;-&quot;,SUM(H27,K27,N27,Q27)+SUM('動力漁筏-2'!E27,'動力漁筏-2'!H27,'動力漁筏-2'!K27,'動力漁筏-2'!N27,'動力漁筏-2'!Q27)+SUM('動力漁筏-3'!E27,'動力漁筏-3'!H27,'動力漁筏-3'!K27,'動力漁筏-3'!N27,'動力漁筏-3'!Q27))" table:style-name="ce9">
            <text:p>168</text:p>
          </table:table-cell>
          <table:table-cell office:value-type="string" office:string-value="-" table:formula="msoxl:=IF( SUM(G27:H27)=0, &quot;-&quot;, SUM(G27:H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" table:formula="msoxl:=IF( SUM(J27:K27)=0, &quot;-&quot;, SUM(J27:K27) )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" table:style-name="ce9">
            <text:p>4</text:p>
          </table:table-cell>
          <table:table-cell office:value-type="string" office:string-value="-" table:formula="msoxl:=IF( SUM(M27:N27)=0, &quot;-&quot;, SUM(M27:N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3" table:formula="msoxl:=IF( SUM(P27:Q27)=0, &quot;-&quot;, SUM(P27:Q27) )" table:style-name="ce9">
            <text:p>153</text:p>
          </table:table-cell>
          <table:table-cell office:value-type="string" table:style-name="ce9">
            <text:p>-</text:p>
          </table:table-cell>
          <table:table-cell office:value-type="float" office:value="153" table:style-name="ce9">
            <text:p>153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嘉義市</text:p>
          </table:table-cell>
          <table:table-cell office:value-type="string" table:style-name="ce6">
            <text:p>CHIAYI CITY</text:p>
          </table:table-cell>
          <table:table-cell office:value-type="string" office:string-value="-" table:formula="msoxl:=IF( SUM(D28:E28)=0, &quot;-&quot;, SUM(D28:E28) )" table:style-name="ce9">
            <text:p>-</text:p>
          </table:table-cell>
          <table:table-cell office:value-type="string" office:string-value="-" table:formula="msoxl:=IF(SUM(G28,J28,M28,P28)+SUM('動力漁筏-2'!D28,'動力漁筏-2'!G28,'動力漁筏-2'!J28,'動力漁筏-2'!M28,'動力漁筏-2'!P28)+SUM('動力漁筏-3'!D28,'動力漁筏-3'!G28,'動力漁筏-3'!J28,'動力漁筏-3'!M28,'動力漁筏-3'!P28)=0,&quot;-&quot;,SUM(G28,J28,M28,P28)+SUM('動力漁筏-2'!D28,'動力漁筏-2'!G28,'動力漁筏-2'!J28,'動力漁筏-2'!M28,'動力漁筏-2'!P28)+SUM('動力漁筏-3'!D28,'動力漁筏-3'!G28,'動力漁筏-3'!J28,'動力漁筏-3'!M28,'動力漁筏-3'!P28))" table:style-name="ce9">
            <text:p>-</text:p>
          </table:table-cell>
          <table:table-cell office:value-type="string" office:string-value="-" table:formula="msoxl:=IF(SUM(H28,K28,N28,Q28)+SUM('動力漁筏-2'!E28,'動力漁筏-2'!H28,'動力漁筏-2'!K28,'動力漁筏-2'!N28,'動力漁筏-2'!Q28)+SUM('動力漁筏-3'!E28,'動力漁筏-3'!H28,'動力漁筏-3'!K28,'動力漁筏-3'!N28,'動力漁筏-3'!Q28)=0,&quot;-&quot;,SUM(H28,K28,N28,Q28)+SUM('動力漁筏-2'!E28,'動力漁筏-2'!H28,'動力漁筏-2'!K28,'動力漁筏-2'!N28,'動力漁筏-2'!Q28)+SUM('動力漁筏-3'!E28,'動力漁筏-3'!H28,'動力漁筏-3'!K28,'動力漁筏-3'!N28,'動力漁筏-3'!Q28))" table:style-name="ce9">
            <text:p>-</text:p>
          </table:table-cell>
          <table:table-cell office:value-type="string" office:string-value="-" table:formula="msoxl:=IF( SUM(G28:H28)=0, &quot;-&quot;, SUM(G28:H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8:K28)=0, &quot;-&quot;, SUM(J28:K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8:N28)=0, &quot;-&quot;, SUM(M28:N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8:Q28)=0, &quot;-&quot;, SUM(P28:Q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6">
            <text:p>金馬地區</text:p>
          </table:table-cell>
          <table:table-cell office:value-type="string" table:style-name="ce6">
            <text:p>KINMA AREA</text:p>
          </table:table-cell>
          <table:table-cell office:value-type="float" office:value="42" table:formula="msoxl:=IF( SUM(C30:C31)=0, &quot;-&quot;, SUM(C30:C31))" table:style-name="ce9">
            <text:p>42</text:p>
          </table:table-cell>
          <table:table-cell office:value-type="string" office:string-value="-" table:formula="msoxl:=IF(SUM(G29,J29,M29,P29)+SUM('動力漁筏-2'!D29,'動力漁筏-2'!G29,'動力漁筏-2'!J29,'動力漁筏-2'!M29,'動力漁筏-2'!P29)+SUM('動力漁筏-3'!D29,'動力漁筏-3'!G29,'動力漁筏-3'!J29,'動力漁筏-3'!M29,'動力漁筏-3'!P29)=0,&quot;-&quot;,SUM(G29,J29,M29,P29)+SUM('動力漁筏-2'!D29,'動力漁筏-2'!G29,'動力漁筏-2'!J29,'動力漁筏-2'!M29,'動力漁筏-2'!P29)+SUM('動力漁筏-3'!D29,'動力漁筏-3'!G29,'動力漁筏-3'!J29,'動力漁筏-3'!M29,'動力漁筏-3'!P29))" table:style-name="ce9">
            <text:p>-</text:p>
          </table:table-cell>
          <table:table-cell office:value-type="float" office:value="42" table:formula="msoxl:=IF(SUM(H29,K29,N29,Q29)+SUM('動力漁筏-2'!E29,'動力漁筏-2'!H29,'動力漁筏-2'!K29,'動力漁筏-2'!N29,'動力漁筏-2'!Q29)+SUM('動力漁筏-3'!E29,'動力漁筏-3'!H29,'動力漁筏-3'!K29,'動力漁筏-3'!N29,'動力漁筏-3'!Q29)=0,&quot;-&quot;,SUM(H29,K29,N29,Q29)+SUM('動力漁筏-2'!E29,'動力漁筏-2'!H29,'動力漁筏-2'!K29,'動力漁筏-2'!N29,'動力漁筏-2'!Q29)+SUM('動力漁筏-3'!E29,'動力漁筏-3'!H29,'動力漁筏-3'!K29,'動力漁筏-3'!N29,'動力漁筏-3'!Q29))" table:style-name="ce9">
            <text:p>42</text:p>
          </table:table-cell>
          <table:table-cell office:value-type="string" office:string-value="-" table:formula="msoxl:=IF( SUM(F30:F31)=0, &quot;-&quot;, SUM(F30:F31))" table:style-name="ce9">
            <text:p>-</text:p>
          </table:table-cell>
          <table:table-cell office:value-type="string" office:string-value="-" table:formula="msoxl:=IF( SUM(G30:G31)=0, &quot;-&quot;, SUM(G30:G31))" table:style-name="ce9">
            <text:p>-</text:p>
          </table:table-cell>
          <table:table-cell office:value-type="string" office:string-value="-" table:formula="msoxl:=IF( SUM(H30:H31)=0, &quot;-&quot;, SUM(H30:H31))" table:style-name="ce9">
            <text:p>-</text:p>
          </table:table-cell>
          <table:table-cell office:value-type="string" office:string-value="-" table:formula="msoxl:=IF( SUM(I30:I31)=0, &quot;-&quot;, SUM(I30:I31))" table:style-name="ce9">
            <text:p>-</text:p>
          </table:table-cell>
          <table:table-cell office:value-type="string" office:string-value="-" table:formula="msoxl:=IF( SUM(J30:J31)=0, &quot;-&quot;, SUM(J30:J31))" table:style-name="ce9">
            <text:p>-</text:p>
          </table:table-cell>
          <table:table-cell office:value-type="string" office:string-value="-" table:formula="msoxl:=IF( SUM(K30:K31)=0, &quot;-&quot;, SUM(K30:K31))" table:style-name="ce9">
            <text:p>-</text:p>
          </table:table-cell>
          <table:table-cell office:value-type="string" office:string-value="-" table:formula="msoxl:=IF( SUM(L30:L31)=0, &quot;-&quot;, SUM(L30:L31))" table:style-name="ce9">
            <text:p>-</text:p>
          </table:table-cell>
          <table:table-cell office:value-type="string" office:string-value="-" table:formula="msoxl:=IF( SUM(M30:M31)=0, &quot;-&quot;, SUM(M30:M31))" table:style-name="ce9">
            <text:p>-</text:p>
          </table:table-cell>
          <table:table-cell office:value-type="string" office:string-value="-" table:formula="msoxl:=IF( SUM(N30:N31)=0, &quot;-&quot;, SUM(N30:N31))" table:style-name="ce9">
            <text:p>-</text:p>
          </table:table-cell>
          <table:table-cell office:value-type="float" office:value="32" table:formula="msoxl:=IF( SUM(O30:O31)=0, &quot;-&quot;, SUM(O30:O31))" table:style-name="ce9">
            <text:p>32</text:p>
          </table:table-cell>
          <table:table-cell office:value-type="string" office:string-value="-" table:formula="msoxl:=IF( SUM(P30:P31)=0, &quot;-&quot;, SUM(P30:P31))" table:style-name="ce9">
            <text:p>-</text:p>
          </table:table-cell>
          <table:table-cell office:value-type="float" office:value="32" table:formula="msoxl:=IF( SUM(Q30:Q31)=0, &quot;-&quot;, SUM(Q30:Q31))" table:style-name="ce9">
            <text:p>32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金門縣</text:p>
          </table:table-cell>
          <table:table-cell office:value-type="string" table:style-name="ce6">
            <text:p>KINMEN COUNTY</text:p>
          </table:table-cell>
          <table:table-cell office:value-type="float" office:value="42" table:formula="msoxl:=IF( SUM(D30:E30)=0, &quot;-&quot;, SUM(D30:E30) )" table:style-name="ce9">
            <text:p>42</text:p>
          </table:table-cell>
          <table:table-cell office:value-type="string" office:string-value="-" table:formula="msoxl:=IF(SUM(G30,J30,M30,P30)+SUM('動力漁筏-2'!D30,'動力漁筏-2'!G30,'動力漁筏-2'!J30,'動力漁筏-2'!M30,'動力漁筏-2'!P30)+SUM('動力漁筏-3'!D30,'動力漁筏-3'!G30,'動力漁筏-3'!J30,'動力漁筏-3'!M30,'動力漁筏-3'!P30)=0,&quot;-&quot;,SUM(G30,J30,M30,P30)+SUM('動力漁筏-2'!D30,'動力漁筏-2'!G30,'動力漁筏-2'!J30,'動力漁筏-2'!M30,'動力漁筏-2'!P30)+SUM('動力漁筏-3'!D30,'動力漁筏-3'!G30,'動力漁筏-3'!J30,'動力漁筏-3'!M30,'動力漁筏-3'!P30))" table:style-name="ce9">
            <text:p>-</text:p>
          </table:table-cell>
          <table:table-cell office:value-type="float" office:value="42" table:formula="msoxl:=IF(SUM(H30,K30,N30,Q30)+SUM('動力漁筏-2'!E30,'動力漁筏-2'!H30,'動力漁筏-2'!K30,'動力漁筏-2'!N30,'動力漁筏-2'!Q30)+SUM('動力漁筏-3'!E30,'動力漁筏-3'!H30,'動力漁筏-3'!K30,'動力漁筏-3'!N30,'動力漁筏-3'!Q30)=0,&quot;-&quot;,SUM(H30,K30,N30,Q30)+SUM('動力漁筏-2'!E30,'動力漁筏-2'!H30,'動力漁筏-2'!K30,'動力漁筏-2'!N30,'動力漁筏-2'!Q30)+SUM('動力漁筏-3'!E30,'動力漁筏-3'!H30,'動力漁筏-3'!K30,'動力漁筏-3'!N30,'動力漁筏-3'!Q30))" table:style-name="ce9">
            <text:p>42</text:p>
          </table:table-cell>
          <table:table-cell office:value-type="string" office:string-value="-" table:formula="msoxl:=IF( SUM(G30:H30)=0, &quot;-&quot;, SUM(G30:H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30:K30)=0, &quot;-&quot;, SUM(J30:K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30:N30)=0, &quot;-&quot;, SUM(M30:N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" table:formula="msoxl:=IF( SUM(P30:Q30)=0, &quot;-&quot;, SUM(P30:Q30) )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32" table:style-name="ce9">
            <text:p>32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4"/>連江縣</text:p>
          </table:table-cell>
          <table:table-cell office:value-type="string" table:style-name="ce8">
            <text:p>LIANJIANG COUNTY</text:p>
          </table:table-cell>
          <table:table-cell office:value-type="string" office:string-value="-" table:formula="msoxl:=IF( SUM(D31:E31)=0, &quot;-&quot;, SUM(D31:E31) )" table:style-name="ce10">
            <text:p>-</text:p>
          </table:table-cell>
          <table:table-cell office:value-type="string" office:string-value="-" table:formula="msoxl:=IF(SUM(G31,J31,M31,P31)+SUM('動力漁筏-2'!D31,'動力漁筏-2'!G31,'動力漁筏-2'!J31,'動力漁筏-2'!M31,'動力漁筏-2'!P31)+SUM('動力漁筏-3'!D31,'動力漁筏-3'!G31,'動力漁筏-3'!J31,'動力漁筏-3'!M31,'動力漁筏-3'!P31)=0,&quot;-&quot;,SUM(G31,J31,M31,P31)+SUM('動力漁筏-2'!D31,'動力漁筏-2'!G31,'動力漁筏-2'!J31,'動力漁筏-2'!M31,'動力漁筏-2'!P31)+SUM('動力漁筏-3'!D31,'動力漁筏-3'!G31,'動力漁筏-3'!J31,'動力漁筏-3'!M31,'動力漁筏-3'!P31))" table:style-name="ce10">
            <text:p>-</text:p>
          </table:table-cell>
          <table:table-cell office:value-type="string" office:string-value="-" table:formula="msoxl:=IF(SUM(H31,K31,N31,Q31)+SUM('動力漁筏-2'!E31,'動力漁筏-2'!H31,'動力漁筏-2'!K31,'動力漁筏-2'!N31,'動力漁筏-2'!Q31)+SUM('動力漁筏-3'!E31,'動力漁筏-3'!H31,'動力漁筏-3'!K31,'動力漁筏-3'!N31,'動力漁筏-3'!Q31)=0,&quot;-&quot;,SUM(H31,K31,N31,Q31)+SUM('動力漁筏-2'!E31,'動力漁筏-2'!H31,'動力漁筏-2'!K31,'動力漁筏-2'!N31,'動力漁筏-2'!Q31)+SUM('動力漁筏-3'!E31,'動力漁筏-3'!H31,'動力漁筏-3'!K31,'動力漁筏-3'!N31,'動力漁筏-3'!Q31))" table:style-name="ce10">
            <text:p>-</text:p>
          </table:table-cell>
          <table:table-cell office:value-type="string" office:string-value="-" table:formula="msoxl:=IF( SUM(G31:H31)=0, &quot;-&quot;, SUM(G31:H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J31:K31)=0, &quot;-&quot;, SUM(J31:K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M31:N31)=0, &quot;-&quot;, SUM(M31:N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P31:Q31)=0, &quot;-&quot;, SUM(P31:Q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67"/>
        </table:table-row>
        <table:table-row table:number-rows-repeated="1048545" table:style-name="ro3">
          <table:table-cell table:number-columns-repeated="16384"/>
        </table:table-row>
      </table:table>
      <table:table table:name="動力漁筏-2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6367" table:default-cell-style-name="ce1"/>
        <table:table-row table:style-name="ro4">
          <table:table-cell office:value-type="string" table:number-columns-spanned="2" table:number-rows-spanned="1" table:style-name="ce24">
            <text:p>4‧漁船數量</text:p>
          </table:table-cell>
          <table:covered-table-cell/>
          <table:table-cell table:number-columns-repeated="6" table:style-name="ce3"/>
          <table:table-cell table:number-columns-spanned="3" table:number-rows-spanned="1" table:style-name="ce25"/>
          <table:covered-table-cell table:number-columns-repeated="2"/>
          <table:table-cell table:style-name="ce3"/>
          <table:table-cell office:value-type="string" table:style-name="ce12">
            <text:p>4‧FISHING CRAFTS</text:p>
          </table:table-cell>
          <table:table-cell table:number-columns-repeated="4" table:style-name="ce3"/>
          <table:table-cell table:number-columns-repeated="16367"/>
        </table:table-row>
        <table:table-row table:style-name="ro2">
          <table:table-cell table:style-name="ce11"/>
          <table:table-cell office:value-type="string" table:number-columns-spanned="3" table:number-rows-spanned="1" table:style-name="ce26">
            <text:p>(3) 動力漁筏(續)</text:p>
          </table:table-cell>
          <table:covered-table-cell table:number-columns-repeated="2"/>
          <table:table-cell office:value-type="string" table:number-columns-spanned="2" table:number-rows-spanned="1" table:style-name="ce26">
            <text:p>單位：艘</text:p>
          </table:table-cell>
          <table:covered-table-cell/>
          <table:table-cell table:number-columns-repeated="3" table:style-name="ce11"/>
          <table:table-cell office:value-type="string" table:number-columns-spanned="4" table:number-rows-spanned="1" table:style-name="ce26">
            <text:p>(3) Powered Rafts(Continued)</text:p>
          </table:table-cell>
          <table:covered-table-cell table:number-columns-repeated="3"/>
          <table:table-cell table:number-columns-repeated="2" table:style-name="ce11"/>
          <table:table-cell office:value-type="string" table:number-columns-spanned="2" table:number-rows-spanned="1" table:style-name="ce26">
            <text:p>Unit：Boats</text:p>
          </table:table-cell>
          <table:covered-table-cell/>
          <table:table-cell table:number-columns-repeated="16367"/>
        </table:table-row>
        <table:table-row table:style-name="ro2">
          <table:table-cell table:style-name="ce31"/>
          <table:table-cell table:style-name="ce4"/>
          <table:table-cell office:value-type="string" table:number-columns-spanned="3" table:number-rows-spanned="1" table:style-name="ce18">
            <text:p>　一支釣</text:p>
          </table:table-cell>
          <table:covered-table-cell table:number-columns-repeated="2"/>
          <table:table-cell office:value-type="string" table:number-columns-spanned="3" table:number-rows-spanned="1" table:style-name="ce18">
            <text:p>延繩釣</text:p>
          </table:table-cell>
          <table:covered-table-cell table:number-columns-repeated="2"/>
          <table:table-cell office:value-type="string" table:number-columns-spanned="3" table:number-rows-spanned="1" table:style-name="ce18">
            <text:p>　其他釣</text:p>
          </table:table-cell>
          <table:covered-table-cell table:number-columns-repeated="2"/>
          <table:table-cell office:value-type="string" table:number-columns-spanned="3" table:number-rows-spanned="1" table:style-name="ce28">
            <text:p>養殖漁業作業</text:p>
          </table:table-cell>
          <table:covered-table-cell table:number-columns-repeated="2"/>
          <table:table-cell office:value-type="string" table:number-columns-spanned="3" table:number-rows-spanned="1" table:style-name="ce18">
            <text:p>公務用</text:p>
          </table:table-cell>
          <table:covered-table-cell table:number-columns-repeated="2"/>
          <table:table-cell table:number-columns-repeated="16367"/>
        </table:table-row>
        <table:table-row table:style-name="ro2">
          <table:table-cell table:style-name="ce32"/>
          <table:table-cell table:style-name="ce6"/>
          <table:table-cell office:value-type="string" table:number-columns-spanned="3" table:number-rows-spanned="1" table:style-name="ce21">
            <text:p>Pole and Lines Boote</text:p>
          </table:table-cell>
          <table:covered-table-cell table:number-columns-repeated="2"/>
          <table:table-cell office:value-type="string" table:number-columns-spanned="3" table:number-rows-spanned="1" table:style-name="ce21">
            <text:p>Long Line</text:p>
          </table:table-cell>
          <table:covered-table-cell table:number-columns-repeated="2"/>
          <table:table-cell office:value-type="string" table:number-columns-spanned="3" table:number-rows-spanned="1" table:style-name="ce21">
            <text:p>Other Angling</text:p>
          </table:table-cell>
          <table:covered-table-cell table:number-columns-repeated="2"/>
          <table:table-cell office:value-type="string" table:number-columns-spanned="3" table:number-rows-spanned="1" table:style-name="ce21">
            <text:p>Mariculture</text:p>
          </table:table-cell>
          <table:covered-table-cell table:number-columns-repeated="2"/>
          <table:table-cell office:value-type="string" table:number-columns-spanned="3" table:number-rows-spanned="1" table:style-name="ce21">
            <text:p>Official</text:p>
          </table:table-cell>
          <table:covered-table-cell table:number-columns-repeated="2"/>
          <table:table-cell table:number-columns-repeated="16367"/>
        </table:table-row>
        <table:table-row table:style-name="ro2">
          <table:table-cell office:value-type="string" table:style-name="ce33">
            <text:p>縣市別</text:p>
          </table:table-cell>
          <table:table-cell office:value-type="string" table:style-name="ce6">
            <text:p>District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table:number-columns-repeated="16367"/>
        </table:table-row>
        <table:table-row table:style-name="ro2">
          <table:table-cell table:style-name="ce38"/>
          <table:table-cell table:style-name="ce8"/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table:number-columns-repeated="16367"/>
        </table:table-row>
        <table:table-row table:style-name="ro2">
          <table:table-cell office:value-type="string" table:style-name="ce35">
            <text:p>總計</text:p>
          </table:table-cell>
          <table:table-cell office:value-type="string" table:style-name="ce4">
            <text:p>GRAND TOTAL</text:p>
          </table:table-cell>
          <table:table-cell office:value-type="float" office:value="1221" table:formula="msoxl:=IF( SUM(C8,C29)=0,&quot;-&quot;,SUM(C8,C29))" table:style-name="ce13">
            <text:p>1,221</text:p>
          </table:table-cell>
          <table:table-cell office:value-type="float" office:value="1" table:formula="msoxl:=IF( SUM(D8,D29)=0,&quot;-&quot;,SUM(D8,D29))" table:style-name="ce13">
            <text:p>1</text:p>
          </table:table-cell>
          <table:table-cell office:value-type="float" office:value="1220" table:formula="msoxl:=IF( SUM(E8,E29)=0,&quot;-&quot;,SUM(E8,E29))" table:style-name="ce13">
            <text:p>1,220</text:p>
          </table:table-cell>
          <table:table-cell office:value-type="float" office:value="394" table:formula="msoxl:=IF( SUM(F8,F29)=0,&quot;-&quot;,SUM(F8,F29))" table:style-name="ce13">
            <text:p>394</text:p>
          </table:table-cell>
          <table:table-cell office:value-type="string" office:string-value="-" table:formula="msoxl:=IF( SUM(G8,G29)=0,&quot;-&quot;,SUM(G8,G29))" table:style-name="ce13">
            <text:p>-</text:p>
          </table:table-cell>
          <table:table-cell office:value-type="float" office:value="394" table:formula="msoxl:=IF( SUM(H8,H29)=0,&quot;-&quot;,SUM(H8,H29))" table:style-name="ce13">
            <text:p>394</text:p>
          </table:table-cell>
          <table:table-cell office:value-type="float" office:value="5" table:formula="msoxl:=IF( SUM(I8,I29)=0,&quot;-&quot;,SUM(I8,I29))" table:style-name="ce13">
            <text:p>5</text:p>
          </table:table-cell>
          <table:table-cell office:value-type="string" office:string-value="-" table:formula="msoxl:=IF( SUM(J8,J29)=0,&quot;-&quot;,SUM(J8,J29))" table:style-name="ce13">
            <text:p>-</text:p>
          </table:table-cell>
          <table:table-cell office:value-type="float" office:value="5" table:formula="msoxl:=IF( SUM(K8,K29)=0,&quot;-&quot;,SUM(K8,K29))" table:style-name="ce13">
            <text:p>5</text:p>
          </table:table-cell>
          <table:table-cell office:value-type="float" office:value="206" table:formula="msoxl:=IF( SUM(L8,L29)=0,&quot;-&quot;,SUM(L8,L29))" table:style-name="ce13">
            <text:p>206</text:p>
          </table:table-cell>
          <table:table-cell office:value-type="string" office:string-value="-" table:formula="msoxl:=IF( SUM(M8,M29)=0,&quot;-&quot;,SUM(M8,M29))" table:style-name="ce13">
            <text:p>-</text:p>
          </table:table-cell>
          <table:table-cell office:value-type="float" office:value="206" table:formula="msoxl:=IF( SUM(N8,N29)=0,&quot;-&quot;,SUM(N8,N29))" table:style-name="ce13">
            <text:p>206</text:p>
          </table:table-cell>
          <table:table-cell office:value-type="float" office:value="1" table:formula="msoxl:=IF( SUM(O8,O29)=0,&quot;-&quot;,SUM(O8,O29))" table:style-name="ce13">
            <text:p>1</text:p>
          </table:table-cell>
          <table:table-cell office:value-type="string" office:string-value="-" table:formula="msoxl:=IF( SUM(P8,P29)=0,&quot;-&quot;,SUM(P8,P29))" table:style-name="ce13">
            <text:p>-</text:p>
          </table:table-cell>
          <table:table-cell office:value-type="float" office:value="1" table:formula="msoxl:=IF( SUM(Q8,Q29)=0,&quot;-&quot;,SUM(Q8,Q29))" table:style-name="ce13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36">
            <text:p>臺灣地區</text:p>
          </table:table-cell>
          <table:table-cell office:value-type="string" table:style-name="ce6">
            <text:p>TAIWAN AREA</text:p>
          </table:table-cell>
          <table:table-cell office:value-type="float" office:value="1217" table:formula="msoxl:=IF( SUM(C9:C28)=0,&quot;-&quot;,SUM(C9:C28))" table:style-name="ce9">
            <text:p>1,217</text:p>
          </table:table-cell>
          <table:table-cell office:value-type="float" office:value="1" table:formula="msoxl:=IF( SUM(D9:D28)=0,&quot;-&quot;,SUM(D9:D28))" table:style-name="ce9">
            <text:p>1</text:p>
          </table:table-cell>
          <table:table-cell office:value-type="float" office:value="1216" table:formula="msoxl:=IF( SUM(E9:E28)=0,&quot;-&quot;,SUM(E9:E28))" table:style-name="ce9">
            <text:p>1,216</text:p>
          </table:table-cell>
          <table:table-cell office:value-type="float" office:value="389" table:formula="msoxl:=IF( SUM(F9:F28)=0,&quot;-&quot;,SUM(F9:F28))" table:style-name="ce9">
            <text:p>389</text:p>
          </table:table-cell>
          <table:table-cell office:value-type="string" office:string-value="-" table:formula="msoxl:=IF( SUM(G9:G28)=0,&quot;-&quot;,SUM(G9:G28))" table:style-name="ce9">
            <text:p>-</text:p>
          </table:table-cell>
          <table:table-cell office:value-type="float" office:value="389" table:formula="msoxl:=IF( SUM(H9:H28)=0,&quot;-&quot;,SUM(H9:H28))" table:style-name="ce9">
            <text:p>389</text:p>
          </table:table-cell>
          <table:table-cell office:value-type="float" office:value="5" table:formula="msoxl:=IF( SUM(I9:I28)=0,&quot;-&quot;,SUM(I9:I28))" table:style-name="ce9">
            <text:p>5</text:p>
          </table:table-cell>
          <table:table-cell office:value-type="string" office:string-value="-" table:formula="msoxl:=IF( SUM(J9:J28)=0,&quot;-&quot;,SUM(J9:J28))" table:style-name="ce9">
            <text:p>-</text:p>
          </table:table-cell>
          <table:table-cell office:value-type="float" office:value="5" table:formula="msoxl:=IF( SUM(K9:K28)=0,&quot;-&quot;,SUM(K9:K28))" table:style-name="ce9">
            <text:p>5</text:p>
          </table:table-cell>
          <table:table-cell office:value-type="float" office:value="205" table:formula="msoxl:=IF( SUM(L9:L28)=0,&quot;-&quot;,SUM(L9:L28))" table:style-name="ce9">
            <text:p>205</text:p>
          </table:table-cell>
          <table:table-cell office:value-type="string" office:string-value="-" table:formula="msoxl:=IF( SUM(M9:M28)=0,&quot;-&quot;,SUM(M9:M28))" table:style-name="ce9">
            <text:p>-</text:p>
          </table:table-cell>
          <table:table-cell office:value-type="float" office:value="205" table:formula="msoxl:=IF( SUM(N9:N28)=0,&quot;-&quot;,SUM(N9:N28))" table:style-name="ce9">
            <text:p>205</text:p>
          </table:table-cell>
          <table:table-cell office:value-type="float" office:value="1" table:formula="msoxl:=IF( SUM(O9:O28)=0,&quot;-&quot;,SUM(O9:O28))" table:style-name="ce9">
            <text:p>1</text:p>
          </table:table-cell>
          <table:table-cell office:value-type="string" office:string-value="-" table:formula="msoxl:=IF( SUM(P9:P28)=0,&quot;-&quot;,SUM(P9:P28))" table:style-name="ce9">
            <text:p>-</text:p>
          </table:table-cell>
          <table:table-cell office:value-type="float" office:value="1" table:formula="msoxl:=IF( SUM(Q9:Q28)=0,&quot;-&quot;,SUM(Q9:Q28))" table:style-name="ce9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新北市</text:p>
          </table:table-cell>
          <table:table-cell office:value-type="string" table:style-name="ce6">
            <text:p>NEW TAIPEI CITY</text:p>
          </table:table-cell>
          <table:table-cell office:value-type="float" office:value="8" table:formula="msoxl:=IF( SUM(D9:E9)=0, &quot;-&quot;, SUM(D9:E9) )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8" table:style-name="ce9">
            <text:p>8</text:p>
          </table:table-cell>
          <table:table-cell office:value-type="float" office:value="41" table:formula="msoxl:=IF( SUM(G9:H9)=0, &quot;-&quot;, SUM(G9:H9) )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office:value-type="string" office:string-value="-" table:formula="msoxl:=IF( SUM(J9:K9)=0, &quot;-&quot;, SUM(J9:K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9:N9)=0, &quot;-&quot;, SUM(M9:N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9:Q9)=0, &quot;-&quot;, SUM(P9:Q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臺北市</text:p>
          </table:table-cell>
          <table:table-cell office:value-type="string" table:style-name="ce6">
            <text:p>TAIPEI CITY</text:p>
          </table:table-cell>
          <table:table-cell office:value-type="string" office:string-value="-" table:formula="msoxl:=IF( SUM(D10:E10)=0, &quot;-&quot;, SUM(D10:E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10:H10)=0, &quot;-&quot;, SUM(G10:H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0:K10)=0, &quot;-&quot;, SUM(J10:K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0:N10)=0, &quot;-&quot;, SUM(M10:N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0:Q10)=0, &quot;-&quot;, SUM(P10:Q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桃園市</text:p>
          </table:table-cell>
          <table:table-cell office:value-type="string" table:style-name="ce6">
            <text:p>TAOYUAN CITY</text:p>
          </table:table-cell>
          <table:table-cell office:value-type="float" office:value="55" table:formula="msoxl:=IF( SUM(D11:E11)=0, &quot;-&quot;, SUM(D11:E11) )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55" table:style-name="ce9">
            <text:p>55</text:p>
          </table:table-cell>
          <table:table-cell office:value-type="string" office:string-value="-" table:formula="msoxl:=IF( SUM(G11:H11)=0, &quot;-&quot;, SUM(G11:H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1:K11)=0, &quot;-&quot;, SUM(J11:K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1:N11)=0, &quot;-&quot;, SUM(M11:N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1:Q11)=0, &quot;-&quot;, SUM(P11:Q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臺中市</text:p>
          </table:table-cell>
          <table:table-cell office:value-type="string" table:style-name="ce6">
            <text:p>TAICHUNG CITY</text:p>
          </table:table-cell>
          <table:table-cell office:value-type="float" office:value="3" table:formula="msoxl:=IF( SUM(D12:E12)=0, &quot;-&quot;, SUM(D12:E12) )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1" table:formula="msoxl:=IF( SUM(G12:H12)=0, &quot;-&quot;, SUM(G12:H12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J12:K12)=0, &quot;-&quot;, SUM(J12:K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2:N12)=0, &quot;-&quot;, SUM(M12:N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2:Q12)=0, &quot;-&quot;, SUM(P12:Q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臺南市</text:p>
          </table:table-cell>
          <table:table-cell office:value-type="string" table:style-name="ce6">
            <text:p>TAINAN CITY</text:p>
          </table:table-cell>
          <table:table-cell office:value-type="float" office:value="283" table:formula="msoxl:=IF( SUM(D13:E13)=0, &quot;-&quot;, SUM(D13:E13) )" table:style-name="ce9">
            <text:p>283</text:p>
          </table:table-cell>
          <table:table-cell office:value-type="string" table:style-name="ce9">
            <text:p>-</text:p>
          </table:table-cell>
          <table:table-cell office:value-type="float" office:value="283" table:style-name="ce9">
            <text:p>283</text:p>
          </table:table-cell>
          <table:table-cell office:value-type="string" office:string-value="-" table:formula="msoxl:=IF( SUM(G13:H13)=0, &quot;-&quot;, SUM(G13:H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3:K13)=0, &quot;-&quot;, SUM(J13:K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0" table:formula="msoxl:=IF( SUM(M13:N13)=0, &quot;-&quot;, SUM(M13:N13) )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200" table:style-name="ce9">
            <text:p>200</text:p>
          </table:table-cell>
          <table:table-cell office:value-type="string" office:string-value="-" table:formula="msoxl:=IF( SUM(P13:Q13)=0, &quot;-&quot;, SUM(P13:Q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高雄市</text:p>
          </table:table-cell>
          <table:table-cell office:value-type="string" table:style-name="ce6">
            <text:p>KAOHSIUNG CITY</text:p>
          </table:table-cell>
          <table:table-cell office:value-type="float" office:value="71" table:formula="msoxl:=IF( SUM(D14:E14)=0, &quot;-&quot;, SUM(D14:E14) )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71" table:style-name="ce9">
            <text:p>71</text:p>
          </table:table-cell>
          <table:table-cell office:value-type="float" office:value="103" table:formula="msoxl:=IF( SUM(G14:H14)=0, &quot;-&quot;, SUM(G14:H14) )" table:style-name="ce9">
            <text:p>103</text:p>
          </table:table-cell>
          <table:table-cell office:value-type="string" table:style-name="ce9">
            <text:p>-</text:p>
          </table:table-cell>
          <table:table-cell office:value-type="float" office:value="103" table:style-name="ce9">
            <text:p>103</text:p>
          </table:table-cell>
          <table:table-cell office:value-type="string" office:string-value="-" table:formula="msoxl:=IF( SUM(J14:K14)=0, &quot;-&quot;, SUM(J14:K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4:N14)=0, &quot;-&quot;, SUM(M14:N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4:Q14)=0, &quot;-&quot;, SUM(P14:Q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宜蘭縣</text:p>
          </table:table-cell>
          <table:table-cell office:value-type="string" table:style-name="ce6">
            <text:p>ILAN COUNTY</text:p>
          </table:table-cell>
          <table:table-cell office:value-type="float" office:value="2" table:formula="msoxl:=IF( SUM(D15:E15)=0, &quot;-&quot;, SUM(D15:E15) )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string" office:string-value="-" table:formula="msoxl:=IF( SUM(G15:H15)=0, &quot;-&quot;, SUM(G15:H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5:K15)=0, &quot;-&quot;, SUM(J15:K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5:N15)=0, &quot;-&quot;, SUM(M15:N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" table:formula="msoxl:=IF( SUM(P15:Q15)=0, &quot;-&quot;, SUM(P15:Q15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新竹縣</text:p>
          </table:table-cell>
          <table:table-cell office:value-type="string" table:style-name="ce6">
            <text:p>HSINCHU COUNTY</text:p>
          </table:table-cell>
          <table:table-cell office:value-type="float" office:value="12" table:formula="msoxl:=IF( SUM(D16:E16)=0, &quot;-&quot;, SUM(D16:E16) )" table:style-name="ce9">
            <text:p>12</text:p>
          </table:table-cell>
          <table:table-cell office:value-type="float" office:value="1" table:style-name="ce9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1" table:formula="msoxl:=IF( SUM(G16:H16)=0, &quot;-&quot;, SUM(G16:H16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J16:K16)=0, &quot;-&quot;, SUM(J16:K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6:N16)=0, &quot;-&quot;, SUM(M16:N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6:Q16)=0, &quot;-&quot;, SUM(P16:Q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苗栗縣</text:p>
          </table:table-cell>
          <table:table-cell office:value-type="string" table:style-name="ce6">
            <text:p>MIAOLI COUNTY</text:p>
          </table:table-cell>
          <table:table-cell office:value-type="float" office:value="22" table:formula="msoxl:=IF( SUM(D17:E17)=0, &quot;-&quot;, SUM(D17:E17) )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22" table:style-name="ce9">
            <text:p>22</text:p>
          </table:table-cell>
          <table:table-cell office:value-type="float" office:value="5" table:formula="msoxl:=IF( SUM(G17:H17)=0, &quot;-&quot;, SUM(G17:H17) )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string" office:string-value="-" table:formula="msoxl:=IF( SUM(J17:K17)=0, &quot;-&quot;, SUM(J17:K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7:N17)=0, &quot;-&quot;, SUM(M17:N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7:Q17)=0, &quot;-&quot;, SUM(P17:Q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彰化縣</text:p>
          </table:table-cell>
          <table:table-cell office:value-type="string" table:style-name="ce6">
            <text:p>CHANGHWA COUNTY</text:p>
          </table:table-cell>
          <table:table-cell office:value-type="float" office:value="10" table:formula="msoxl:=IF( SUM(D18:E18)=0, &quot;-&quot;, SUM(D18:E18) )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10" table:style-name="ce9">
            <text:p>10</text:p>
          </table:table-cell>
          <table:table-cell office:value-type="string" office:string-value="-" table:formula="msoxl:=IF( SUM(G18:H18)=0, &quot;-&quot;, SUM(G18:H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8:K18)=0, &quot;-&quot;, SUM(J18:K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8:N18)=0, &quot;-&quot;, SUM(M18:N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8:Q18)=0, &quot;-&quot;, SUM(P18:Q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南投縣</text:p>
          </table:table-cell>
          <table:table-cell office:value-type="string" table:style-name="ce6">
            <text:p>NANTOU COUNTY</text:p>
          </table:table-cell>
          <table:table-cell office:value-type="string" office:string-value="-" table:formula="msoxl:=IF( SUM(D19:E19)=0, &quot;-&quot;, SUM(D19:E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19:H19)=0, &quot;-&quot;, SUM(G19:H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9:K19)=0, &quot;-&quot;, SUM(J19:K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9:N19)=0, &quot;-&quot;, SUM(M19:N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9:Q19)=0, &quot;-&quot;, SUM(P19:Q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雲林縣</text:p>
          </table:table-cell>
          <table:table-cell office:value-type="string" table:style-name="ce6">
            <text:p>YUNLIN COUNTY</text:p>
          </table:table-cell>
          <table:table-cell office:value-type="string" office:string-value="-" table:formula="msoxl:=IF( SUM(D20:E20)=0, &quot;-&quot;, SUM(D20:E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20:H20)=0, &quot;-&quot;, SUM(G20:H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0:K20)=0, &quot;-&quot;, SUM(J20:K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0:N20)=0, &quot;-&quot;, SUM(M20:N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0:Q20)=0, &quot;-&quot;, SUM(P20:Q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嘉義縣</text:p>
          </table:table-cell>
          <table:table-cell office:value-type="string" table:style-name="ce6">
            <text:p>CHIAYI COUNTY</text:p>
          </table:table-cell>
          <table:table-cell office:value-type="float" office:value="16" table:formula="msoxl:=IF( SUM(D21:E21)=0, &quot;-&quot;, SUM(D21:E21) )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16" table:style-name="ce9">
            <text:p>16</text:p>
          </table:table-cell>
          <table:table-cell office:value-type="float" office:value="2" table:formula="msoxl:=IF( SUM(G21:H21)=0, &quot;-&quot;, SUM(G21:H21) )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string" office:string-value="-" table:formula="msoxl:=IF( SUM(J21:K21)=0, &quot;-&quot;, SUM(J21:K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1:N21)=0, &quot;-&quot;, SUM(M21:N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1:Q21)=0, &quot;-&quot;, SUM(P21:Q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屏東縣</text:p>
          </table:table-cell>
          <table:table-cell office:value-type="string" table:style-name="ce6">
            <text:p>PINGTUNG COUNTY</text:p>
          </table:table-cell>
          <table:table-cell office:value-type="float" office:value="667" table:formula="msoxl:=IF( SUM(D22:E22)=0, &quot;-&quot;, SUM(D22:E22) )" table:style-name="ce9">
            <text:p>667</text:p>
          </table:table-cell>
          <table:table-cell office:value-type="string" table:style-name="ce9">
            <text:p>-</text:p>
          </table:table-cell>
          <table:table-cell office:value-type="float" office:value="667" table:style-name="ce9">
            <text:p>667</text:p>
          </table:table-cell>
          <table:table-cell office:value-type="float" office:value="197" table:formula="msoxl:=IF( SUM(G22:H22)=0, &quot;-&quot;, SUM(G22:H22) )" table:style-name="ce9">
            <text:p>197</text:p>
          </table:table-cell>
          <table:table-cell office:value-type="string" table:style-name="ce9">
            <text:p>-</text:p>
          </table:table-cell>
          <table:table-cell office:value-type="float" office:value="197" table:style-name="ce9">
            <text:p>197</text:p>
          </table:table-cell>
          <table:table-cell office:value-type="string" office:string-value="-" table:formula="msoxl:=IF( SUM(J22:K22)=0, &quot;-&quot;, SUM(J22:K2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2:N22)=0, &quot;-&quot;, SUM(M22:N2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2:Q22)=0, &quot;-&quot;, SUM(P22:Q2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臺東縣</text:p>
          </table:table-cell>
          <table:table-cell office:value-type="string" table:style-name="ce6">
            <text:p>TAITUNG COUNTY</text:p>
          </table:table-cell>
          <table:table-cell office:value-type="float" office:value="6" table:formula="msoxl:=IF( SUM(D23:E23)=0, &quot;-&quot;, SUM(D23:E23) )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msoxl:=IF( SUM(G23:H23)=0, &quot;-&quot;, SUM(G23:H23) )" table:style-name="ce9">
            <text:p>27</text:p>
          </table:table-cell>
          <table:table-cell office:value-type="string" table:style-name="ce9">
            <text:p>-</text:p>
          </table:table-cell>
          <table:table-cell office:value-type="float" office:value="27" table:style-name="ce9">
            <text:p>27</text:p>
          </table:table-cell>
          <table:table-cell office:value-type="float" office:value="5" table:formula="msoxl:=IF( SUM(J23:K23)=0, &quot;-&quot;, SUM(J23:K23) )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string" office:string-value="-" table:formula="msoxl:=IF( SUM(M23:N23)=0, &quot;-&quot;, SUM(M23:N2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3:Q23)=0, &quot;-&quot;, SUM(P23:Q2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花蓮縣</text:p>
          </table:table-cell>
          <table:table-cell office:value-type="string" table:style-name="ce6">
            <text:p>HWALIEN COUNTY</text:p>
          </table:table-cell>
          <table:table-cell office:value-type="float" office:value="2" table:formula="msoxl:=IF( SUM(D24:E24)=0, &quot;-&quot;, SUM(D24:E24) )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10" table:formula="msoxl:=IF( SUM(G24:H24)=0, &quot;-&quot;, SUM(G24:H24) )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10" table:style-name="ce9">
            <text:p>10</text:p>
          </table:table-cell>
          <table:table-cell office:value-type="string" office:string-value="-" table:formula="msoxl:=IF( SUM(J24:K24)=0, &quot;-&quot;, SUM(J24:K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4:N24)=0, &quot;-&quot;, SUM(M24:N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4:Q24)=0, &quot;-&quot;, SUM(P24:Q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澎湖縣</text:p>
          </table:table-cell>
          <table:table-cell office:value-type="string" table:style-name="ce6">
            <text:p>PENGHU COUNTY</text:p>
          </table:table-cell>
          <table:table-cell office:value-type="float" office:value="54" table:formula="msoxl:=IF( SUM(D25:E25)=0, &quot;-&quot;, SUM(D25:E25) )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54" table:style-name="ce9">
            <text:p>54</text:p>
          </table:table-cell>
          <table:table-cell office:value-type="string" office:string-value="-" table:formula="msoxl:=IF( SUM(G25:H25)=0, &quot;-&quot;, SUM(G25:H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5:K25)=0, &quot;-&quot;, SUM(J25:K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" table:formula="msoxl:=IF( SUM(M25:N25)=0, &quot;-&quot;, SUM(M25:N25) )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string" office:string-value="-" table:formula="msoxl:=IF( SUM(P25:Q25)=0, &quot;-&quot;, SUM(P25:Q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基隆市</text:p>
          </table:table-cell>
          <table:table-cell office:value-type="string" table:style-name="ce6">
            <text:p>KEELUNG CITY</text:p>
          </table:table-cell>
          <table:table-cell office:value-type="string" office:string-value="-" table:formula="msoxl:=IF( SUM(D26:E26)=0, &quot;-&quot;, SUM(D26:E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26:H26)=0, &quot;-&quot;, SUM(G26:H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6:K26)=0, &quot;-&quot;, SUM(J26:K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6:N26)=0, &quot;-&quot;, SUM(M26:N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6:Q26)=0, &quot;-&quot;, SUM(P26:Q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新竹市</text:p>
          </table:table-cell>
          <table:table-cell office:value-type="string" table:style-name="ce6">
            <text:p>HSINCHU CITY</text:p>
          </table:table-cell>
          <table:table-cell office:value-type="float" office:value="6" table:formula="msoxl:=IF( SUM(D27:E27)=0, &quot;-&quot;, SUM(D27:E27) )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" table:style-name="ce9">
            <text:p>6</text:p>
          </table:table-cell>
          <table:table-cell office:value-type="float" office:value="2" table:formula="msoxl:=IF( SUM(G27:H27)=0, &quot;-&quot;, SUM(G27:H27) )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string" office:string-value="-" table:formula="msoxl:=IF( SUM(J27:K27)=0, &quot;-&quot;, SUM(J27:K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7:N27)=0, &quot;-&quot;, SUM(M27:N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7:Q27)=0, &quot;-&quot;, SUM(P27:Q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嘉義市</text:p>
          </table:table-cell>
          <table:table-cell office:value-type="string" table:style-name="ce6">
            <text:p>CHIAYI CITY</text:p>
          </table:table-cell>
          <table:table-cell office:value-type="string" office:string-value="-" table:formula="msoxl:=IF( SUM(D28:E28)=0, &quot;-&quot;, SUM(D28:E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28:H28)=0, &quot;-&quot;, SUM(G28:H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8:K28)=0, &quot;-&quot;, SUM(J28:K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8:N28)=0, &quot;-&quot;, SUM(M28:N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8:Q28)=0, &quot;-&quot;, SUM(P28:Q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6">
            <text:p>金馬地區</text:p>
          </table:table-cell>
          <table:table-cell table:style-name="ce6"/>
          <table:table-cell office:value-type="float" office:value="4" table:formula="msoxl:=IF( SUM(C30:C31)=0, &quot;-&quot;, SUM(C30:C31))" table:style-name="ce9">
            <text:p>4</text:p>
          </table:table-cell>
          <table:table-cell office:value-type="string" office:string-value="-" table:formula="msoxl:=IF( SUM(D30:D31)=0, &quot;-&quot;, SUM(D30:D31))" table:style-name="ce9">
            <text:p>-</text:p>
          </table:table-cell>
          <table:table-cell office:value-type="float" office:value="4" table:formula="msoxl:=IF( SUM(E30:E31)=0, &quot;-&quot;, SUM(E30:E31))" table:style-name="ce9">
            <text:p>4</text:p>
          </table:table-cell>
          <table:table-cell office:value-type="float" office:value="5" table:formula="msoxl:=IF( SUM(F30:F31)=0, &quot;-&quot;, SUM(F30:F31))" table:style-name="ce9">
            <text:p>5</text:p>
          </table:table-cell>
          <table:table-cell office:value-type="string" office:string-value="-" table:formula="msoxl:=IF( SUM(G30:G31)=0, &quot;-&quot;, SUM(G30:G31))" table:style-name="ce9">
            <text:p>-</text:p>
          </table:table-cell>
          <table:table-cell office:value-type="float" office:value="5" table:formula="msoxl:=IF( SUM(H30:H31)=0, &quot;-&quot;, SUM(H30:H31))" table:style-name="ce9">
            <text:p>5</text:p>
          </table:table-cell>
          <table:table-cell office:value-type="string" office:string-value="-" table:formula="msoxl:=IF( SUM(I30:I31)=0, &quot;-&quot;, SUM(I30:I31))" table:style-name="ce9">
            <text:p>-</text:p>
          </table:table-cell>
          <table:table-cell office:value-type="string" office:string-value="-" table:formula="msoxl:=IF( SUM(J30:J31)=0, &quot;-&quot;, SUM(J30:J31))" table:style-name="ce9">
            <text:p>-</text:p>
          </table:table-cell>
          <table:table-cell office:value-type="string" office:string-value="-" table:formula="msoxl:=IF( SUM(K30:K31)=0, &quot;-&quot;, SUM(K30:K31))" table:style-name="ce9">
            <text:p>-</text:p>
          </table:table-cell>
          <table:table-cell office:value-type="float" office:value="1" table:formula="msoxl:=IF( SUM(L30:L31)=0, &quot;-&quot;, SUM(L30:L31))" table:style-name="ce9">
            <text:p>1</text:p>
          </table:table-cell>
          <table:table-cell office:value-type="string" office:string-value="-" table:formula="msoxl:=IF( SUM(M30:M31)=0, &quot;-&quot;, SUM(M30:M31))" table:style-name="ce9">
            <text:p>-</text:p>
          </table:table-cell>
          <table:table-cell office:value-type="float" office:value="1" table:formula="msoxl:=IF( SUM(N30:N31)=0, &quot;-&quot;, SUM(N30:N31))" table:style-name="ce9">
            <text:p>1</text:p>
          </table:table-cell>
          <table:table-cell office:value-type="string" office:string-value="-" table:formula="msoxl:=IF( SUM(O30:O31)=0, &quot;-&quot;, SUM(O30:O31))" table:style-name="ce9">
            <text:p>-</text:p>
          </table:table-cell>
          <table:table-cell office:value-type="string" office:string-value="-" table:formula="msoxl:=IF( SUM(P30:P31)=0, &quot;-&quot;, SUM(P30:P31))" table:style-name="ce9">
            <text:p>-</text:p>
          </table:table-cell>
          <table:table-cell office:value-type="string" office:string-value="-" table:formula="msoxl:=IF( SUM(Q30:Q31)=0, &quot;-&quot;, SUM(Q30:Q31))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5">
            <text:p><text:s text:c="4"/>金門縣</text:p>
          </table:table-cell>
          <table:table-cell office:value-type="string" table:style-name="ce6">
            <text:p>KINMEN COUNTY</text:p>
          </table:table-cell>
          <table:table-cell office:value-type="float" office:value="4" table:formula="msoxl:=IF( SUM(D30:E30)=0, &quot;-&quot;, SUM(D30:E30) )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" table:style-name="ce9">
            <text:p>4</text:p>
          </table:table-cell>
          <table:table-cell office:value-type="float" office:value="5" table:formula="msoxl:=IF( SUM(G30:H30)=0, &quot;-&quot;, SUM(G30:H30) )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string" office:string-value="-" table:formula="msoxl:=IF( SUM(J30:K30)=0, &quot;-&quot;, SUM(J30:K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" table:formula="msoxl:=IF( SUM(M30:N30)=0, &quot;-&quot;, SUM(M30:N30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P30:Q30)=0, &quot;-&quot;, SUM(P30:Q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4"/>連江縣</text:p>
          </table:table-cell>
          <table:table-cell office:value-type="string" table:style-name="ce8">
            <text:p>LIANJIANG COUNTY</text:p>
          </table:table-cell>
          <table:table-cell office:value-type="string" office:string-value="-" table:formula="msoxl:=IF( SUM(D31:E31)=0, &quot;-&quot;, SUM(D31:E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G31:H31)=0, &quot;-&quot;, SUM(G31:H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J31:K31)=0, &quot;-&quot;, SUM(J31:K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M31:N31)=0, &quot;-&quot;, SUM(M31:N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P31:Q31)=0, &quot;-&quot;, SUM(P31:Q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67"/>
        </table:table-row>
        <table:table-row table:number-rows-repeated="1048545" table:style-name="ro5">
          <table:table-cell table:number-columns-repeated="16384"/>
        </table:table-row>
      </table:table>
      <table:table table:name="動力漁筏-3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6367" table:default-cell-style-name="ce1"/>
        <table:table-row table:style-name="ro4">
          <table:table-cell office:value-type="string" table:number-columns-spanned="2" table:number-rows-spanned="1" table:style-name="ce24">
            <text:p>4‧漁船數量</text:p>
          </table:table-cell>
          <table:covered-table-cell/>
          <table:table-cell table:number-columns-repeated="6" table:style-name="ce3"/>
          <table:table-cell table:number-columns-spanned="3" table:number-rows-spanned="1" table:style-name="ce25"/>
          <table:covered-table-cell table:number-columns-repeated="2"/>
          <table:table-cell table:style-name="ce3"/>
          <table:table-cell office:value-type="string" table:style-name="ce12">
            <text:p>4‧FISHING CRAFTS</text:p>
          </table:table-cell>
          <table:table-cell table:number-columns-repeated="4" table:style-name="ce3"/>
          <table:table-cell table:number-columns-repeated="16367"/>
        </table:table-row>
        <table:table-row table:style-name="ro2">
          <table:table-cell table:style-name="ce11"/>
          <table:table-cell office:value-type="string" table:style-name="ce17">
            <text:p>(3) 動力漁筏(續完)</text:p>
          </table:table-cell>
          <table:table-cell table:number-columns-repeated="2" table:style-name="ce17"/>
          <table:table-cell office:value-type="string" table:number-columns-spanned="2" table:number-rows-spanned="1" table:style-name="ce26">
            <text:p>單位：艘</text:p>
          </table:table-cell>
          <table:covered-table-cell/>
          <table:table-cell table:number-columns-repeated="3" table:style-name="ce11"/>
          <table:table-cell office:value-type="string" table:number-columns-spanned="4" table:number-rows-spanned="1" table:style-name="ce26">
            <text:p>(3) Powered Rafts(End)</text:p>
          </table:table-cell>
          <table:covered-table-cell table:number-columns-repeated="3"/>
          <table:table-cell table:number-columns-repeated="2" table:style-name="ce11"/>
          <table:table-cell office:value-type="string" table:number-columns-spanned="2" table:number-rows-spanned="1" table:style-name="ce26">
            <text:p>Unit：Boats</text:p>
          </table:table-cell>
          <table:covered-table-cell/>
          <table:table-cell table:number-columns-repeated="16367" table:style-name="ce14"/>
        </table:table-row>
        <table:table-row table:style-name="ro2">
          <table:table-cell table:style-name="ce31"/>
          <table:table-cell table:style-name="ce4"/>
          <table:table-cell office:value-type="string" table:number-columns-spanned="3" table:number-rows-spanned="1" table:style-name="ce18">
            <text:p>其他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2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16367" table:style-name="ce14"/>
        </table:table-row>
        <table:table-row table:style-name="ro2">
          <table:table-cell table:style-name="ce32"/>
          <table:table-cell table:style-name="ce6"/>
          <table:table-cell office:value-type="string" table:number-columns-spanned="3" table:number-rows-spanned="1" table:style-name="ce21">
            <text:p>Others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67" table:style-name="ce14"/>
        </table:table-row>
        <table:table-row table:style-name="ro2">
          <table:table-cell office:value-type="string" table:style-name="ce33">
            <text:p>縣市別</text:p>
          </table:table-cell>
          <table:table-cell office:value-type="string" table:style-name="ce6">
            <text:p>District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竹材</text:p>
          </table:table-cell>
          <table:table-cell office:value-type="string" table:style-name="ce5">
            <text:p>塑管</text:p>
          </table:table-cell>
          <table:table-cell table:number-columns-repeated="16367" table:style-name="ce14"/>
        </table:table-row>
        <table:table-row table:style-name="ro2">
          <table:table-cell table:style-name="ce37"/>
          <table:table-cell table:style-name="ce8"/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Bamboo</text:p>
          </table:table-cell>
          <table:table-cell office:value-type="string" table:style-name="ce7">
            <text:p>Plastic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35">
            <text:p>總計</text:p>
          </table:table-cell>
          <table:table-cell office:value-type="string" table:style-name="ce4">
            <text:p>GRAND TOTAL</text:p>
          </table:table-cell>
          <table:table-cell office:value-type="float" office:value="690" table:formula="msoxl:=IF( SUM(C8,C29)=0,&quot;-&quot;,SUM(C8,C29))" table:style-name="ce13">
            <text:p>690</text:p>
          </table:table-cell>
          <table:table-cell office:value-type="float" office:value="1" table:formula="msoxl:=IF( SUM(D8,D29)=0,&quot;-&quot;,SUM(D8,D29))" table:style-name="ce13">
            <text:p>1</text:p>
          </table:table-cell>
          <table:table-cell office:value-type="float" office:value="689" table:formula="msoxl:=IF( SUM(E8,E29)=0,&quot;-&quot;,SUM(E8,E29))" table:style-name="ce13">
            <text:p>689</text:p>
          </table:table-cell>
          <table:table-cell office:value-type="string" office:string-value="-" table:formula="msoxl:=IF( SUM(F8,F29)=0,&quot;-&quot;,SUM(F8,F29))" table:style-name="ce13">
            <text:p>-</text:p>
          </table:table-cell>
          <table:table-cell office:value-type="string" office:string-value="-" table:formula="msoxl:=IF( SUM(G8,G29)=0,&quot;-&quot;,SUM(G8,G29))" table:style-name="ce13">
            <text:p>-</text:p>
          </table:table-cell>
          <table:table-cell office:value-type="string" office:string-value="-" table:formula="msoxl:=IF( SUM(H8,H29)=0,&quot;-&quot;,SUM(H8,H29))" table:style-name="ce13">
            <text:p>-</text:p>
          </table:table-cell>
          <table:table-cell office:value-type="string" office:string-value="-" table:formula="msoxl:=IF( SUM(I8,I29)=0,&quot;-&quot;,SUM(I8,I29))" table:style-name="ce13">
            <text:p>-</text:p>
          </table:table-cell>
          <table:table-cell office:value-type="string" office:string-value="-" table:formula="msoxl:=IF( SUM(J8,J29)=0,&quot;-&quot;,SUM(J8,J29))" table:style-name="ce13">
            <text:p>-</text:p>
          </table:table-cell>
          <table:table-cell office:value-type="string" office:string-value="-" table:formula="msoxl:=IF( SUM(K8,K29)=0,&quot;-&quot;,SUM(K8,K29))" table:style-name="ce13">
            <text:p>-</text:p>
          </table:table-cell>
          <table:table-cell office:value-type="string" office:string-value="-" table:formula="msoxl:=IF( SUM(L8,L29)=0,&quot;-&quot;,SUM(L8,L29))" table:style-name="ce13">
            <text:p>-</text:p>
          </table:table-cell>
          <table:table-cell office:value-type="string" office:string-value="-" table:formula="msoxl:=IF( SUM(M8,M29)=0,&quot;-&quot;,SUM(M8,M29))" table:style-name="ce13">
            <text:p>-</text:p>
          </table:table-cell>
          <table:table-cell office:value-type="string" office:string-value="-" table:formula="msoxl:=IF( SUM(N8,N29)=0,&quot;-&quot;,SUM(N8,N29))" table:style-name="ce13">
            <text:p>-</text:p>
          </table:table-cell>
          <table:table-cell office:value-type="string" office:string-value="-" table:formula="msoxl:=IF( SUM(O8,O29)=0,&quot;-&quot;,SUM(O8,O29))" table:style-name="ce13">
            <text:p>-</text:p>
          </table:table-cell>
          <table:table-cell office:value-type="string" office:string-value="-" table:formula="msoxl:=IF( SUM(P8,P29)=0,&quot;-&quot;,SUM(P8,P29))" table:style-name="ce13">
            <text:p>-</text:p>
          </table:table-cell>
          <table:table-cell office:value-type="string" office:string-value="-" table:formula="msoxl:=IF( SUM(Q8,Q29)=0,&quot;-&quot;,SUM(Q8,Q29))" table:style-name="ce13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36">
            <text:p>臺灣地區</text:p>
          </table:table-cell>
          <table:table-cell office:value-type="string" table:style-name="ce6">
            <text:p>TAIWAN AREA</text:p>
          </table:table-cell>
          <table:table-cell office:value-type="float" office:value="690" table:formula="msoxl:=IF( SUM(C9:C28)=0,&quot;-&quot;,SUM(C9:C28))" table:style-name="ce9">
            <text:p>690</text:p>
          </table:table-cell>
          <table:table-cell office:value-type="float" office:value="1" table:formula="msoxl:=IF( SUM(D9:D28)=0,&quot;-&quot;,SUM(D9:D28))" table:style-name="ce9">
            <text:p>1</text:p>
          </table:table-cell>
          <table:table-cell office:value-type="float" office:value="689" table:formula="msoxl:=IF( SUM(E9:E28)=0,&quot;-&quot;,SUM(E9:E28))" table:style-name="ce9">
            <text:p>689</text:p>
          </table:table-cell>
          <table:table-cell office:value-type="string" office:string-value="-" table:formula="msoxl:=IF( SUM(F9:F28)=0,&quot;-&quot;,SUM(F9:F28))" table:style-name="ce9">
            <text:p>-</text:p>
          </table:table-cell>
          <table:table-cell office:value-type="string" office:string-value="-" table:formula="msoxl:=IF( SUM(G9:G28)=0,&quot;-&quot;,SUM(G9:G28))" table:style-name="ce9">
            <text:p>-</text:p>
          </table:table-cell>
          <table:table-cell office:value-type="string" office:string-value="-" table:formula="msoxl:=IF( SUM(H9:H28)=0,&quot;-&quot;,SUM(H9:H28))" table:style-name="ce9">
            <text:p>-</text:p>
          </table:table-cell>
          <table:table-cell office:value-type="string" office:string-value="-" table:formula="msoxl:=IF( SUM(I9:I28)=0,&quot;-&quot;,SUM(I9:I28))" table:style-name="ce9">
            <text:p>-</text:p>
          </table:table-cell>
          <table:table-cell office:value-type="string" office:string-value="-" table:formula="msoxl:=IF( SUM(J9:J28)=0,&quot;-&quot;,SUM(J9:J28))" table:style-name="ce9">
            <text:p>-</text:p>
          </table:table-cell>
          <table:table-cell office:value-type="string" office:string-value="-" table:formula="msoxl:=IF( SUM(K9:K28)=0,&quot;-&quot;,SUM(K9:K28))" table:style-name="ce9">
            <text:p>-</text:p>
          </table:table-cell>
          <table:table-cell office:value-type="string" office:string-value="-" table:formula="msoxl:=IF( SUM(L9:L28)=0,&quot;-&quot;,SUM(L9:L28))" table:style-name="ce9">
            <text:p>-</text:p>
          </table:table-cell>
          <table:table-cell office:value-type="string" office:string-value="-" table:formula="msoxl:=IF( SUM(M9:M28)=0,&quot;-&quot;,SUM(M9:M28))" table:style-name="ce9">
            <text:p>-</text:p>
          </table:table-cell>
          <table:table-cell office:value-type="string" office:string-value="-" table:formula="msoxl:=IF( SUM(N9:N28)=0,&quot;-&quot;,SUM(N9:N28))" table:style-name="ce9">
            <text:p>-</text:p>
          </table:table-cell>
          <table:table-cell office:value-type="string" office:string-value="-" table:formula="msoxl:=IF( SUM(O9:O28)=0,&quot;-&quot;,SUM(O9:O28))" table:style-name="ce9">
            <text:p>-</text:p>
          </table:table-cell>
          <table:table-cell office:value-type="string" office:string-value="-" table:formula="msoxl:=IF( SUM(P9:P28)=0,&quot;-&quot;,SUM(P9:P28))" table:style-name="ce9">
            <text:p>-</text:p>
          </table:table-cell>
          <table:table-cell office:value-type="string" office:string-value="-" table:formula="msoxl:=IF( SUM(Q9:Q28)=0,&quot;-&quot;,SUM(Q9:Q28))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新北市</text:p>
          </table:table-cell>
          <table:table-cell office:value-type="string" table:style-name="ce6">
            <text:p>NEW TAIPEI CITY</text:p>
          </table:table-cell>
          <table:table-cell office:value-type="float" office:value="1" table:formula="msoxl:=IF( SUM(D9:E9)=0, &quot;-&quot;, SUM(D9:E9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G9:H9)=0, &quot;-&quot;, SUM(G9:H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9:K9)=0, &quot;-&quot;, SUM(J9:K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9:N9)=0, &quot;-&quot;, SUM(M9:N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9:Q9)=0, &quot;-&quot;, SUM(P9:Q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臺北市</text:p>
          </table:table-cell>
          <table:table-cell office:value-type="string" table:style-name="ce6">
            <text:p>TAIPEI CITY</text:p>
          </table:table-cell>
          <table:table-cell office:value-type="string" office:string-value="-" table:formula="msoxl:=IF( SUM(D10:E10)=0, &quot;-&quot;, SUM(D10:E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10:H10)=0, &quot;-&quot;, SUM(G10:H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0:K10)=0, &quot;-&quot;, SUM(J10:K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0:N10)=0, &quot;-&quot;, SUM(M10:N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0:Q10)=0, &quot;-&quot;, SUM(P10:Q1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桃園市</text:p>
          </table:table-cell>
          <table:table-cell office:value-type="string" table:style-name="ce6">
            <text:p>TAOYUAN CITY</text:p>
          </table:table-cell>
          <table:table-cell office:value-type="string" office:string-value="-" table:formula="msoxl:=IF( SUM(D11:E11)=0, &quot;-&quot;, SUM(D11:E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11:H11)=0, &quot;-&quot;, SUM(G11:H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1:K11)=0, &quot;-&quot;, SUM(J11:K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1:N11)=0, &quot;-&quot;, SUM(M11:N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1:Q11)=0, &quot;-&quot;, SUM(P11:Q1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臺中市</text:p>
          </table:table-cell>
          <table:table-cell office:value-type="string" table:style-name="ce6">
            <text:p>TAICHUNG CITY</text:p>
          </table:table-cell>
          <table:table-cell office:value-type="float" office:value="1" table:formula="msoxl:=IF( SUM(D12:E12)=0, &quot;-&quot;, SUM(D12:E12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G12:H12)=0, &quot;-&quot;, SUM(G12:H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2:K12)=0, &quot;-&quot;, SUM(J12:K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2:N12)=0, &quot;-&quot;, SUM(M12:N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2:Q12)=0, &quot;-&quot;, SUM(P12:Q1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臺南市</text:p>
          </table:table-cell>
          <table:table-cell office:value-type="string" table:style-name="ce6">
            <text:p>TAINAN CITY</text:p>
          </table:table-cell>
          <table:table-cell office:value-type="float" office:value="5" table:formula="msoxl:=IF( SUM(D13:E13)=0, &quot;-&quot;, SUM(D13:E13) )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string" office:string-value="-" table:formula="msoxl:=IF( SUM(G13:H13)=0, &quot;-&quot;, SUM(G13:H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3:K13)=0, &quot;-&quot;, SUM(J13:K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3:N13)=0, &quot;-&quot;, SUM(M13:N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3:Q13)=0, &quot;-&quot;, SUM(P13:Q1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高雄市</text:p>
          </table:table-cell>
          <table:table-cell office:value-type="string" table:style-name="ce6">
            <text:p>KAOHSIUNG CITY</text:p>
          </table:table-cell>
          <table:table-cell office:value-type="float" office:value="58" table:formula="msoxl:=IF( SUM(D14:E14)=0, &quot;-&quot;, SUM(D14:E14) )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58" table:style-name="ce9">
            <text:p>58</text:p>
          </table:table-cell>
          <table:table-cell office:value-type="string" office:string-value="-" table:formula="msoxl:=IF( SUM(G14:H14)=0, &quot;-&quot;, SUM(G14:H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4:K14)=0, &quot;-&quot;, SUM(J14:K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4:N14)=0, &quot;-&quot;, SUM(M14:N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4:Q14)=0, &quot;-&quot;, SUM(P14:Q1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宜蘭縣</text:p>
          </table:table-cell>
          <table:table-cell office:value-type="string" table:style-name="ce6">
            <text:p>ILAN COUNTY</text:p>
          </table:table-cell>
          <table:table-cell office:value-type="float" office:value="46" table:formula="msoxl:=IF( SUM(D15:E15)=0, &quot;-&quot;, SUM(D15:E15) )" table:style-name="ce9">
            <text:p>46</text:p>
          </table:table-cell>
          <table:table-cell office:value-type="float" office:value="1" table:style-name="ce9">
            <text:p>1</text:p>
          </table:table-cell>
          <table:table-cell office:value-type="float" office:value="45" table:style-name="ce9">
            <text:p>45</text:p>
          </table:table-cell>
          <table:table-cell office:value-type="string" office:string-value="-" table:formula="msoxl:=IF( SUM(G15:H15)=0, &quot;-&quot;, SUM(G15:H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5:K15)=0, &quot;-&quot;, SUM(J15:K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5:N15)=0, &quot;-&quot;, SUM(M15:N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5:Q15)=0, &quot;-&quot;, SUM(P15:Q1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新竹縣</text:p>
          </table:table-cell>
          <table:table-cell office:value-type="string" table:style-name="ce6">
            <text:p>HSINCHU COUNTY</text:p>
          </table:table-cell>
          <table:table-cell office:value-type="float" office:value="5" table:formula="msoxl:=IF( SUM(D16:E16)=0, &quot;-&quot;, SUM(D16:E16) )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string" office:string-value="-" table:formula="msoxl:=IF( SUM(G16:H16)=0, &quot;-&quot;, SUM(G16:H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6:K16)=0, &quot;-&quot;, SUM(J16:K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6:N16)=0, &quot;-&quot;, SUM(M16:N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6:Q16)=0, &quot;-&quot;, SUM(P16:Q1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苗栗縣</text:p>
          </table:table-cell>
          <table:table-cell office:value-type="string" table:style-name="ce6">
            <text:p>MIAOLI COUNTY</text:p>
          </table:table-cell>
          <table:table-cell office:value-type="float" office:value="15" table:formula="msoxl:=IF( SUM(D17:E17)=0, &quot;-&quot;, SUM(D17:E17) )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15" table:style-name="ce9">
            <text:p>15</text:p>
          </table:table-cell>
          <table:table-cell office:value-type="string" office:string-value="-" table:formula="msoxl:=IF( SUM(G17:H17)=0, &quot;-&quot;, SUM(G17:H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7:K17)=0, &quot;-&quot;, SUM(J17:K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7:N17)=0, &quot;-&quot;, SUM(M17:N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7:Q17)=0, &quot;-&quot;, SUM(P17:Q1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彰化縣</text:p>
          </table:table-cell>
          <table:table-cell office:value-type="string" table:style-name="ce6">
            <text:p>CHANGHWA COUNTY</text:p>
          </table:table-cell>
          <table:table-cell office:value-type="float" office:value="1" table:formula="msoxl:=IF( SUM(D18:E18)=0, &quot;-&quot;, SUM(D18:E18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G18:H18)=0, &quot;-&quot;, SUM(G18:H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8:K18)=0, &quot;-&quot;, SUM(J18:K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8:N18)=0, &quot;-&quot;, SUM(M18:N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8:Q18)=0, &quot;-&quot;, SUM(P18:Q1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南投縣</text:p>
          </table:table-cell>
          <table:table-cell office:value-type="string" table:style-name="ce6">
            <text:p>NANTOU COUNTY</text:p>
          </table:table-cell>
          <table:table-cell office:value-type="string" office:string-value="-" table:formula="msoxl:=IF( SUM(D19:E19)=0, &quot;-&quot;, SUM(D19:E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19:H19)=0, &quot;-&quot;, SUM(G19:H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19:K19)=0, &quot;-&quot;, SUM(J19:K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19:N19)=0, &quot;-&quot;, SUM(M19:N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19:Q19)=0, &quot;-&quot;, SUM(P19:Q19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雲林縣</text:p>
          </table:table-cell>
          <table:table-cell office:value-type="string" table:style-name="ce6">
            <text:p>YUNLIN COUNTY</text:p>
          </table:table-cell>
          <table:table-cell office:value-type="float" office:value="481" table:formula="msoxl:=IF( SUM(D20:E20)=0, &quot;-&quot;, SUM(D20:E20) )" table:style-name="ce9">
            <text:p>481</text:p>
          </table:table-cell>
          <table:table-cell office:value-type="string" table:style-name="ce9">
            <text:p>-</text:p>
          </table:table-cell>
          <table:table-cell office:value-type="float" office:value="481" table:style-name="ce9">
            <text:p>481</text:p>
          </table:table-cell>
          <table:table-cell office:value-type="string" office:string-value="-" table:formula="msoxl:=IF( SUM(G20:H20)=0, &quot;-&quot;, SUM(G20:H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0:K20)=0, &quot;-&quot;, SUM(J20:K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0:N20)=0, &quot;-&quot;, SUM(M20:N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0:Q20)=0, &quot;-&quot;, SUM(P20:Q2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嘉義縣</text:p>
          </table:table-cell>
          <table:table-cell office:value-type="string" table:style-name="ce6">
            <text:p>CHIAYI COUNTY</text:p>
          </table:table-cell>
          <table:table-cell office:value-type="float" office:value="2" table:formula="msoxl:=IF( SUM(D21:E21)=0, &quot;-&quot;, SUM(D21:E21) )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string" office:string-value="-" table:formula="msoxl:=IF( SUM(G21:H21)=0, &quot;-&quot;, SUM(G21:H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1:K21)=0, &quot;-&quot;, SUM(J21:K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1:N21)=0, &quot;-&quot;, SUM(M21:N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1:Q21)=0, &quot;-&quot;, SUM(P21:Q21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屏東縣</text:p>
          </table:table-cell>
          <table:table-cell office:value-type="string" table:style-name="ce6">
            <text:p>PINGTUNG COUNTY</text:p>
          </table:table-cell>
          <table:table-cell office:value-type="float" office:value="70" table:formula="msoxl:=IF( SUM(D22:E22)=0, &quot;-&quot;, SUM(D22:E22) )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70" table:style-name="ce9">
            <text:p>70</text:p>
          </table:table-cell>
          <table:table-cell office:value-type="string" office:string-value="-" table:formula="msoxl:=IF( SUM(G22:H22)=0, &quot;-&quot;, SUM(G22:H2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2:K22)=0, &quot;-&quot;, SUM(J22:K2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2:N22)=0, &quot;-&quot;, SUM(M22:N2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2:Q22)=0, &quot;-&quot;, SUM(P22:Q22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臺東縣</text:p>
          </table:table-cell>
          <table:table-cell office:value-type="string" table:style-name="ce6">
            <text:p>TAITUNG COUNTY</text:p>
          </table:table-cell>
          <table:table-cell office:value-type="float" office:value="1" table:formula="msoxl:=IF( SUM(D23:E23)=0, &quot;-&quot;, SUM(D23:E23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G23:H23)=0, &quot;-&quot;, SUM(G23:H2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3:K23)=0, &quot;-&quot;, SUM(J23:K2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3:N23)=0, &quot;-&quot;, SUM(M23:N2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3:Q23)=0, &quot;-&quot;, SUM(P23:Q23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花蓮縣</text:p>
          </table:table-cell>
          <table:table-cell office:value-type="string" table:style-name="ce6">
            <text:p>HWALIEN COUNTY</text:p>
          </table:table-cell>
          <table:table-cell office:value-type="string" office:string-value="-" table:formula="msoxl:=IF( SUM(D24:E24)=0, &quot;-&quot;, SUM(D24:E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24:H24)=0, &quot;-&quot;, SUM(G24:H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4:K24)=0, &quot;-&quot;, SUM(J24:K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4:N24)=0, &quot;-&quot;, SUM(M24:N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4:Q24)=0, &quot;-&quot;, SUM(P24:Q24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澎湖縣</text:p>
          </table:table-cell>
          <table:table-cell office:value-type="string" table:style-name="ce6">
            <text:p>PENGHU COUNTY</text:p>
          </table:table-cell>
          <table:table-cell office:value-type="float" office:value="1" table:formula="msoxl:=IF( SUM(D25:E25)=0, &quot;-&quot;, SUM(D25:E25) )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string" office:string-value="-" table:formula="msoxl:=IF( SUM(G25:H25)=0, &quot;-&quot;, SUM(G25:H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5:K25)=0, &quot;-&quot;, SUM(J25:K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5:N25)=0, &quot;-&quot;, SUM(M25:N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5:Q25)=0, &quot;-&quot;, SUM(P25:Q25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基隆市</text:p>
          </table:table-cell>
          <table:table-cell office:value-type="string" table:style-name="ce6">
            <text:p>KEELUNG CITY</text:p>
          </table:table-cell>
          <table:table-cell office:value-type="string" office:string-value="-" table:formula="msoxl:=IF( SUM(D26:E26)=0, &quot;-&quot;, SUM(D26:E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26:H26)=0, &quot;-&quot;, SUM(G26:H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6:K26)=0, &quot;-&quot;, SUM(J26:K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6:N26)=0, &quot;-&quot;, SUM(M26:N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6:Q26)=0, &quot;-&quot;, SUM(P26:Q26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新竹市</text:p>
          </table:table-cell>
          <table:table-cell office:value-type="string" table:style-name="ce6">
            <text:p>HSINCHU CITY</text:p>
          </table:table-cell>
          <table:table-cell office:value-type="float" office:value="3" table:formula="msoxl:=IF( SUM(D27:E27)=0, &quot;-&quot;, SUM(D27:E27) )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string" office:string-value="-" table:formula="msoxl:=IF( SUM(G27:H27)=0, &quot;-&quot;, SUM(G27:H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7:K27)=0, &quot;-&quot;, SUM(J27:K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7:N27)=0, &quot;-&quot;, SUM(M27:N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7:Q27)=0, &quot;-&quot;, SUM(P27:Q27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嘉義市</text:p>
          </table:table-cell>
          <table:table-cell office:value-type="string" table:style-name="ce6">
            <text:p>CHIAYI CITY</text:p>
          </table:table-cell>
          <table:table-cell office:value-type="string" office:string-value="-" table:formula="msoxl:=IF( SUM(D28:E28)=0, &quot;-&quot;, SUM(D28:E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28:H28)=0, &quot;-&quot;, SUM(G28:H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28:K28)=0, &quot;-&quot;, SUM(J28:K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28:N28)=0, &quot;-&quot;, SUM(M28:N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28:Q28)=0, &quot;-&quot;, SUM(P28:Q28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36">
            <text:p>金馬地區</text:p>
          </table:table-cell>
          <table:table-cell table:style-name="ce6"/>
          <table:table-cell office:value-type="string" office:string-value="-" table:formula="msoxl:=IF( SUM(C30:C31)=0, &quot;-&quot;, SUM(C30:C31))" table:style-name="ce9">
            <text:p>-</text:p>
          </table:table-cell>
          <table:table-cell office:value-type="string" office:string-value="-" table:formula="msoxl:=IF( SUM(D30:D31)=0, &quot;-&quot;, SUM(D30:D31))" table:style-name="ce9">
            <text:p>-</text:p>
          </table:table-cell>
          <table:table-cell office:value-type="string" office:string-value="-" table:formula="msoxl:=IF( SUM(E30:E31)=0, &quot;-&quot;, SUM(E30:E31))" table:style-name="ce9">
            <text:p>-</text:p>
          </table:table-cell>
          <table:table-cell office:value-type="string" office:string-value="-" table:formula="msoxl:=IF( SUM(F30:F31)=0, &quot;-&quot;, SUM(F30:F31))" table:style-name="ce9">
            <text:p>-</text:p>
          </table:table-cell>
          <table:table-cell office:value-type="string" office:string-value="-" table:formula="msoxl:=IF( SUM(G30:G31)=0, &quot;-&quot;, SUM(G30:G31))" table:style-name="ce9">
            <text:p>-</text:p>
          </table:table-cell>
          <table:table-cell office:value-type="string" office:string-value="-" table:formula="msoxl:=IF( SUM(H30:H31)=0, &quot;-&quot;, SUM(H30:H31))" table:style-name="ce9">
            <text:p>-</text:p>
          </table:table-cell>
          <table:table-cell office:value-type="string" office:string-value="-" table:formula="msoxl:=IF( SUM(I30:I31)=0, &quot;-&quot;, SUM(I30:I31))" table:style-name="ce9">
            <text:p>-</text:p>
          </table:table-cell>
          <table:table-cell office:value-type="string" office:string-value="-" table:formula="msoxl:=IF( SUM(J30:J31)=0, &quot;-&quot;, SUM(J30:J31))" table:style-name="ce9">
            <text:p>-</text:p>
          </table:table-cell>
          <table:table-cell office:value-type="string" office:string-value="-" table:formula="msoxl:=IF( SUM(K30:K31)=0, &quot;-&quot;, SUM(K30:K31))" table:style-name="ce9">
            <text:p>-</text:p>
          </table:table-cell>
          <table:table-cell office:value-type="string" office:string-value="-" table:formula="msoxl:=IF( SUM(L30:L31)=0, &quot;-&quot;, SUM(L30:L31))" table:style-name="ce9">
            <text:p>-</text:p>
          </table:table-cell>
          <table:table-cell office:value-type="string" office:string-value="-" table:formula="msoxl:=IF( SUM(M30:M31)=0, &quot;-&quot;, SUM(M30:M31))" table:style-name="ce9">
            <text:p>-</text:p>
          </table:table-cell>
          <table:table-cell office:value-type="string" office:string-value="-" table:formula="msoxl:=IF( SUM(N30:N31)=0, &quot;-&quot;, SUM(N30:N31))" table:style-name="ce9">
            <text:p>-</text:p>
          </table:table-cell>
          <table:table-cell office:value-type="string" office:string-value="-" table:formula="msoxl:=IF( SUM(O30:O31)=0, &quot;-&quot;, SUM(O30:O31))" table:style-name="ce9">
            <text:p>-</text:p>
          </table:table-cell>
          <table:table-cell office:value-type="string" office:string-value="-" table:formula="msoxl:=IF( SUM(P30:P31)=0, &quot;-&quot;, SUM(P30:P31))" table:style-name="ce9">
            <text:p>-</text:p>
          </table:table-cell>
          <table:table-cell office:value-type="string" office:string-value="-" table:formula="msoxl:=IF( SUM(Q30:Q31)=0, &quot;-&quot;, SUM(Q30:Q31))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5">
            <text:p><text:s text:c="4"/>金門縣</text:p>
          </table:table-cell>
          <table:table-cell office:value-type="string" table:style-name="ce6">
            <text:p>KINMEN COUNTY</text:p>
          </table:table-cell>
          <table:table-cell office:value-type="string" office:string-value="-" table:formula="msoxl:=IF( SUM(D30:E30)=0, &quot;-&quot;, SUM(D30:E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G30:H30)=0, &quot;-&quot;, SUM(G30:H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J30:K30)=0, &quot;-&quot;, SUM(J30:K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M30:N30)=0, &quot;-&quot;, SUM(M30:N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office:string-value="-" table:formula="msoxl:=IF( SUM(P30:Q30)=0, &quot;-&quot;, SUM(P30:Q30) )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 table:style-name="ce14"/>
        </table:table-row>
        <table:table-row table:style-name="ro2">
          <table:table-cell office:value-type="string" table:style-name="ce16">
            <text:p><text:s text:c="4"/>連江縣</text:p>
          </table:table-cell>
          <table:table-cell office:value-type="string" table:style-name="ce8">
            <text:p>LIANJIANG COUNTY</text:p>
          </table:table-cell>
          <table:table-cell office:value-type="string" office:string-value="-" table:formula="msoxl:=IF( SUM(D31:E31)=0, &quot;-&quot;, SUM(D31:E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G31:H31)=0, &quot;-&quot;, SUM(G31:H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J31:K31)=0, &quot;-&quot;, SUM(J31:K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M31:N31)=0, &quot;-&quot;, SUM(M31:N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office:string-value="-" table:formula="msoxl:=IF( SUM(P31:Q31)=0, &quot;-&quot;, SUM(P31:Q31) )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67" table:style-name="ce14"/>
        </table:table-row>
        <table:table-row table:number-rows-repeated="10485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</office:styles>
  <office:automatic-styles>
    <style:page-layout style:name="pm1">
      <style:page-layout-properties fo:margin-top="0in" fo:margin-bottom="0in" fo:margin-left="0.551181102362205in" fo:margin-right="0.55118110236220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5-28T10:26:39Z</meta:creation-date>
    <dc:date>2017-09-21T02:18:27Z</dc:date>
    <meta:print-date>2017-09-21T02:18:05Z</meta:print-date>
  </office:meta>
</office:document-meta>
</file>